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09be51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1553cc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01b49f3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1193623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8pt" fo:language="bg" fo:country="BG" fo:font-weight="bold" officeooo:rsid="0009be51" officeooo:paragraph-rsid="012031da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bg" fo:country="BG" officeooo:rsid="0009be51" officeooo:paragraph-rsid="0009be51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fo:language="bg" fo:country="BG" officeooo:rsid="0009be51" officeooo:paragraph-rsid="0009be51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8pt" fo:language="bg" fo:country="BG" officeooo:rsid="0009be51" officeooo:paragraph-rsid="0009be51" style:font-size-asian="28pt" style:font-size-complex="28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21pt" fo:language="bg" fo:country="BG" officeooo:rsid="0009be51" officeooo:paragraph-rsid="0009be51" style:font-size-asian="21pt" style:font-size-complex="21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6pt" fo:language="bg" fo:country="BG" officeooo:rsid="0009be51" officeooo:paragraph-rsid="0009be51" style:font-size-asian="16pt" style:font-size-complex="16pt"/>
    </style:style>
    <style:style style:name="P11" style:family="paragraph" style:parent-style-name="Standard">
      <style:paragraph-properties fo:text-align="justify" style:justify-single-word="false"/>
      <style:text-properties fo:color="#333333" loext:opacity="100%" style:font-name="Times New Roman" fo:font-size="12pt" fo:language="bg" fo:country="BG" fo:font-weight="bold" officeooo:rsid="0009be51" officeooo:paragraph-rsid="000a8b6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en" fo:country="US" fo:font-weight="bold" officeooo:rsid="00209db3" officeooo:paragraph-rsid="00209db3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en" fo:country="US" fo:font-weight="normal" officeooo:rsid="00209db3" officeooo:paragraph-rsid="0060d368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2be307" officeooo:paragraph-rsid="002be307" style:font-size-asian="14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3771d2" officeooo:paragraph-rsid="003771d2" style:font-size-asian="14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2572fb" officeooo:paragraph-rsid="00a81d08" style:font-size-asian="14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aab7f1" officeooo:paragraph-rsid="00aab7f1" style:font-size-asian="14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2572fb" officeooo:paragraph-rsid="00a81d08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2be307" officeooo:paragraph-rsid="002be307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aab7f1" officeooo:paragraph-rsid="00aab7f1" style:font-size-asian="12.25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3771d2" officeooo:paragraph-rsid="00af51ac" style:font-size-asian="12.25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333333" loext:opacity="100%" style:font-name="Times New Roman" fo:font-size="14pt" fo:language="en" fo:country="US" fo:font-style="normal" fo:font-weight="normal" officeooo:rsid="0022d269" officeooo:paragraph-rsid="0022d269" style:font-size-asian="12.25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333333" loext:opacity="100%" style:font-name="Times New Roman" fo:font-size="18pt" fo:language="bg" fo:country="BG" fo:font-style="normal" fo:font-weight="bold" officeooo:rsid="006e2a4b" officeooo:paragraph-rsid="006e2a4b" style:font-size-asian="18pt" style:font-style-asian="normal" style:font-weight-asian="bold" style:font-size-complex="18pt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color="#333333" loext:opacity="100%" style:font-name="Times New Roman" fo:font-size="18pt" fo:language="bg" fo:country="BG" fo:font-style="normal" fo:font-weight="bold" officeooo:rsid="00a81d08" officeooo:paragraph-rsid="00a81d08" style:font-size-asian="18pt" style:font-style-asian="normal" style:font-weight-asian="bold" style:font-size-complex="18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color="#333333" loext:opacity="100%" style:font-name="Times New Roman" fo:font-size="18pt" fo:language="bg" fo:country="BG" fo:font-style="normal" fo:font-weight="bold" officeooo:rsid="010bec9c" officeooo:paragraph-rsid="010bec9c" style:font-size-asian="18pt" style:font-style-asian="normal" style:font-weight-asian="bold" style:font-size-complex="18pt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333333" loext:opacity="100%" style:font-name="Times New Roman" fo:font-size="18pt" fo:language="bg" fo:country="BG" fo:font-style="normal" fo:font-weight="normal" officeooo:rsid="00bc91b7" officeooo:paragraph-rsid="00bc91b7" style:font-size-asian="18pt" style:font-style-asian="normal" style:font-weight-asian="normal" style:font-size-complex="18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333333" loext:opacity="100%" style:font-name="Times New Roman" fo:font-size="18pt" fo:language="bg" fo:country="BG" fo:font-style="normal" fo:font-weight="normal" officeooo:rsid="00bc91b7" officeooo:paragraph-rsid="00c84636" style:font-size-asian="18pt" style:font-style-asian="normal" style:font-weight-asian="normal" style:font-size-complex="18pt" style:font-style-complex="normal" style:font-weight-complex="normal"/>
    </style:style>
    <style:style style:name="P28" style:family="paragraph" style:parent-style-name="Standard">
      <style:text-properties fo:font-size="16pt" fo:language="en" fo:country="US" fo:font-style="normal" fo:font-weight="bold" officeooo:rsid="00209db3" officeooo:paragraph-rsid="00209db3" style:font-size-asian="14pt" style:font-style-asian="normal" style:font-weight-asian="bold" style:font-size-complex="16pt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6pt" fo:language="en" fo:country="US" fo:font-style="normal" fo:font-weight="bold" officeooo:rsid="00209db3" officeooo:paragraph-rsid="00ea7b4a" style:font-size-asian="14pt" style:font-style-asian="normal" style:font-weight-asian="bold" style:font-size-complex="16pt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ize="16pt" fo:font-weight="bold" officeooo:rsid="0022d269" officeooo:paragraph-rsid="0022d269" style:font-size-asian="14pt" style:font-weight-asian="bold" style:font-size-complex="16pt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style:font-name="Times New Roman" fo:font-size="18pt" fo:language="bg" fo:country="BG" fo:font-style="normal" fo:font-weight="bold" officeooo:rsid="006e2a4b" officeooo:paragraph-rsid="006e2a4b" style:font-size-asian="18pt" style:font-style-asian="normal" style:font-weight-asian="bold" style:font-size-complex="18pt" style:font-style-complex="normal" style:font-weight-complex="bold"/>
    </style:style>
    <style:style style:name="P32" style:family="paragraph" style:parent-style-name="Standard" style:list-style-name="L1"/>
    <style:style style:name="P33" style:family="paragraph" style:parent-style-name="Standard" style:list-style-name="L1">
      <style:paragraph-properties fo:text-align="justify" style:justify-single-word="false"/>
      <style:text-properties officeooo:paragraph-rsid="00209db3"/>
    </style:style>
    <style:style style:name="P34" style:family="paragraph" style:parent-style-name="Standard" style:list-style-name="L1">
      <style:paragraph-properties fo:text-align="justify" style:justify-single-word="false"/>
      <style:text-properties officeooo:paragraph-rsid="0022714c"/>
    </style:style>
    <style:style style:name="P35" style:family="paragraph" style:parent-style-name="Standard" style:list-style-name="L1">
      <style:paragraph-properties fo:text-align="justify" style:justify-single-word="false"/>
      <style:text-properties officeooo:paragraph-rsid="0022d269"/>
    </style:style>
    <style:style style:name="P36" style:family="paragraph" style:parent-style-name="Standard" style:list-style-name="L2">
      <style:paragraph-properties fo:text-align="justify" style:justify-single-word="false"/>
      <style:text-properties officeooo:paragraph-rsid="00a4b716"/>
    </style:style>
    <style:style style:name="P37" style:family="paragraph" style:parent-style-name="Standard" style:list-style-name="L5">
      <style:paragraph-properties fo:text-align="justify" style:justify-single-word="false"/>
      <style:text-properties officeooo:paragraph-rsid="00a81d08"/>
    </style:style>
    <style:style style:name="P38" style:family="paragraph" style:parent-style-name="Standard" style:list-style-name="L1">
      <style:text-properties fo:language="en" fo:country="US" fo:font-style="normal" fo:font-weight="bold" officeooo:rsid="00209db3" officeooo:paragraph-rsid="00209db3" style:font-style-asian="normal" style:font-weight-asian="bold" style:font-style-complex="normal" style:font-weight-complex="bold"/>
    </style:style>
    <style:style style:name="P39" style:family="paragraph" style:parent-style-name="Standard" style:list-style-name="L4">
      <style:paragraph-properties fo:text-align="justify" style:justify-single-word="false"/>
      <style:text-properties fo:language="en" fo:country="US" fo:font-weight="bold" officeooo:rsid="00b54c51" officeooo:paragraph-rsid="00d94911" style:font-weight-asian="bold" style:font-weight-complex="bold"/>
    </style:style>
    <style:style style:name="P40" style:family="paragraph" style:parent-style-name="Standard" style:list-style-name="L4">
      <style:paragraph-properties fo:text-align="justify" style:justify-single-word="false"/>
      <style:text-properties fo:language="en" fo:country="US" fo:font-weight="bold" officeooo:rsid="00b54c51" officeooo:paragraph-rsid="00b54c51" style:font-weight-asian="bold" style:font-weight-complex="bold"/>
    </style:style>
    <style:style style:name="P41" style:family="paragraph" style:parent-style-name="Standard" style:list-style-name="L4">
      <style:paragraph-properties fo:text-align="justify" style:justify-single-word="false"/>
      <style:text-properties fo:language="en" fo:country="US" fo:font-weight="bold" officeooo:rsid="00b93ea8" officeooo:paragraph-rsid="00bbe8b7" style:font-weight-asian="bold" style:font-weight-complex="bold"/>
    </style:style>
    <style:style style:name="P42" style:family="paragraph" style:parent-style-name="Standard" style:list-style-name="L2">
      <style:paragraph-properties fo:text-align="justify" style:justify-single-word="false"/>
      <style:text-properties fo:color="#333333" loext:opacity="100%" style:font-name="Times New Roman" fo:font-size="14pt" fo:language="en" fo:country="US" fo:font-style="normal" fo:font-weight="normal" officeooo:rsid="002572fb" officeooo:paragraph-rsid="002572fb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 style:list-style-name="L2">
      <style:paragraph-properties fo:text-align="justify" style:justify-single-word="false"/>
      <style:text-properties fo:color="#333333" loext:opacity="100%" style:font-name="Times New Roman" fo:font-size="14pt" fo:language="en" fo:country="US" fo:font-style="normal" fo:font-weight="normal" officeooo:rsid="00a443bf" officeooo:paragraph-rsid="00a443bf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 style:list-style-name="L2">
      <style:paragraph-properties fo:text-align="justify" style:justify-single-word="false"/>
      <style:text-properties fo:color="#333333" loext:opacity="100%" style:font-name="Times New Roman" fo:font-size="14pt" fo:language="en" fo:country="US" fo:font-style="normal" fo:font-weight="normal" officeooo:rsid="00a4b716" officeooo:paragraph-rsid="00a4b716" style:font-size-asian="12.25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 style:list-style-name="L2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2572fb" officeooo:paragraph-rsid="002572fb" style:font-size-asian="12.25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 style:list-style-name="L2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a443bf" officeooo:paragraph-rsid="00a443bf" style:font-size-asian="12.25pt" style:font-style-asian="normal" style:font-weight-asian="normal" style:font-size-complex="14pt" style:font-style-complex="normal" style:font-weight-complex="normal"/>
    </style:style>
    <style:style style:name="P47" style:family="paragraph" style:parent-style-name="Standard" style:list-style-name="L3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2be307" officeooo:paragraph-rsid="01156dcc" style:font-size-asian="12.25pt" style:font-style-asian="normal" style:font-weight-asian="normal" style:font-size-complex="14pt" style:font-style-complex="normal" style:font-weight-complex="normal"/>
    </style:style>
    <style:style style:name="P48" style:family="paragraph" style:parent-style-name="Standard" style:list-style-name="L3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normal" officeooo:rsid="002be307" officeooo:paragraph-rsid="002be307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5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bold" officeooo:rsid="002572fb" officeooo:paragraph-rsid="00a81d08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5">
      <style:paragraph-properties fo:text-align="justify" style:justify-single-word="false"/>
      <style:text-properties fo:color="#333333" loext:opacity="100%" style:font-name="Times New Roman" fo:font-size="14pt" fo:language="bg" fo:country="BG" fo:font-style="normal" fo:font-weight="bold" officeooo:rsid="00270952" officeooo:paragraph-rsid="00a81d08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text-align="justify" style:justify-single-word="false"/>
      <style:text-properties fo:color="#333333" loext:opacity="100%" style:font-name="Times New Roman" fo:font-size="14pt" fo:font-weight="normal" officeooo:paragraph-rsid="002be307"/>
    </style:style>
    <style:style style:name="P52" style:family="paragraph" style:parent-style-name="Standard" style:list-style-name="L5">
      <style:paragraph-properties fo:text-align="justify" style:justify-single-word="false"/>
      <style:text-properties fo:color="#333333" loext:opacity="100%" style:font-name="Times New Roman" fo:font-size="16pt" fo:language="bg" fo:country="BG" fo:font-style="normal" fo:font-weight="bold" officeooo:rsid="002572fb" officeooo:paragraph-rsid="00a81d08" style:font-size-asian="14pt" style:font-style-asian="normal" style:font-weight-asian="bold" style:font-size-complex="16pt" style:font-style-complex="normal" style:font-weight-complex="bold"/>
    </style:style>
    <style:style style:name="P53" style:family="paragraph" style:parent-style-name="Standard" style:list-style-name="L2">
      <style:paragraph-properties fo:text-align="justify" style:justify-single-word="false"/>
      <style:text-properties fo:color="#1c1c1c" loext:opacity="100%" style:font-name="Times New Roman" fo:font-size="14pt" fo:language="en" fo:country="US" officeooo:rsid="00a61cbf" officeooo:paragraph-rsid="00a61cbf" style:font-size-asian="14pt" style:font-size-complex="14pt"/>
    </style:style>
    <style:style style:name="P54" style:family="paragraph" style:parent-style-name="Standard" style:list-style-name="L2">
      <style:paragraph-properties fo:text-align="justify" style:justify-single-word="false"/>
      <style:text-properties fo:color="#1c1c1c" loext:opacity="100%" style:font-name="Times New Roman" fo:font-size="14pt" fo:language="en" fo:country="US" officeooo:rsid="00a6db59" officeooo:paragraph-rsid="00a6db59" style:font-size-asian="14pt" style:font-size-complex="14pt"/>
    </style:style>
    <style:style style:name="P55" style:family="paragraph" style:parent-style-name="Standard" style:list-style-name="L2">
      <style:paragraph-properties fo:text-align="justify" style:justify-single-word="false"/>
      <style:text-properties fo:color="#1c1c1c" loext:opacity="100%" style:font-name="Times New Roman" fo:font-size="14pt" fo:language="en" fo:country="US" fo:font-weight="bold" officeooo:rsid="00a6db59" officeooo:paragraph-rsid="00cf5dbf" style:font-size-asian="14pt" style:font-weight-asian="bold" style:font-size-complex="14pt" style:font-weight-complex="bold"/>
    </style:style>
    <style:style style:name="P56" style:family="paragraph" style:parent-style-name="Standard" style:list-style-name="L2">
      <style:paragraph-properties fo:text-align="justify" style:justify-single-word="false"/>
      <style:text-properties fo:color="#1c1c1c" loext:opacity="100%" style:font-name="Times New Roman" fo:font-size="14pt" fo:language="en" fo:country="US" fo:font-weight="bold" officeooo:rsid="00a6db59" officeooo:paragraph-rsid="00a6db59" style:font-size-asian="14pt" style:font-weight-asian="bold" style:font-size-complex="14pt" style:font-weight-complex="bold"/>
    </style:style>
    <style:style style:name="P57" style:family="paragraph" style:parent-style-name="Standard" style:list-style-name="L2">
      <style:paragraph-properties fo:text-align="justify" style:justify-single-word="false"/>
      <style:text-properties fo:color="#1c1c1c" loext:opacity="100%" officeooo:paragraph-rsid="00a6db59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fo:font-weight="normal" officeooo:rsid="000a8b63" style:font-style-asian="normal" style:font-weight-asian="normal" style:font-style-complex="normal" style:font-weight-complex="normal"/>
    </style:style>
    <style:style style:name="T3" style:family="text">
      <style:text-properties fo:language="en" fo:country="US" fo:font-style="normal" officeooo:rsid="000a8b63" style:font-style-asian="normal" style:font-style-complex="normal"/>
    </style:style>
    <style:style style:name="T4" style:family="text">
      <style:text-properties fo:language="en" fo:country="US" fo:font-style="normal" fo:font-weight="bold" officeooo:rsid="002be307" style:font-size-asian="12.25pt" style:font-style-asian="normal" style:font-weight-asian="bold" style:font-size-complex="14pt" style:font-style-complex="normal" style:font-weight-complex="bold"/>
    </style:style>
    <style:style style:name="T5" style:family="text">
      <style:text-properties fo:language="en" fo:country="US" fo:font-style="normal" fo:font-weight="bold" officeooo:rsid="00b00fe7" style:font-size-asian="12.25pt" style:font-style-asian="normal" style:font-weight-asian="bold" style:font-size-complex="14pt" style:font-style-complex="normal" style:font-weight-complex="bold"/>
    </style:style>
    <style:style style:name="T6" style:family="text">
      <style:text-properties fo:language="en" fo:country="US" officeooo:rsid="00209db3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fo:language="en" fo:country="US" fo:font-weight="normal" officeooo:rsid="00280682" style:font-weight-asian="normal" style:font-weight-complex="normal"/>
    </style:style>
    <style:style style:name="T9" style:family="text">
      <style:text-properties fo:language="en" fo:country="US" fo:font-weight="normal" officeooo:rsid="0109704a" style:font-weight-asian="normal" style:font-weight-complex="normal"/>
    </style:style>
    <style:style style:name="T10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language="en" fo:country="US" fo:font-style="italic" fo:font-weight="normal" officeooo:rsid="00280682" style:font-style-asian="italic" style:font-weight-asian="normal" style:font-style-complex="italic" style:font-weight-complex="normal"/>
    </style:style>
    <style:style style:name="T12" style:family="text">
      <style:text-properties fo:language="en" fo:country="US" fo:font-style="italic" fo:font-weight="normal" officeooo:rsid="00a81d08" style:font-style-asian="italic" style:font-weight-asian="normal" style:font-style-complex="italic" style:font-weight-complex="normal"/>
    </style:style>
    <style:style style:name="T13" style:family="text">
      <style:text-properties fo:language="en" fo:country="US" fo:font-style="italic" style:text-underline-style="none" fo:font-weight="bold" style:font-size-asian="14pt" style:font-style-asian="italic" style:font-weight-asian="bold" style:font-style-complex="italic" style:font-weight-complex="bold"/>
    </style:style>
    <style:style style:name="T14" style:family="text">
      <style:text-properties fo:language="en" fo:country="US" fo:font-weight="bold" style:font-weight-asian="bold" style:font-weight-complex="bold"/>
    </style:style>
    <style:style style:name="T15" style:family="text">
      <style:text-properties fo:language="en" fo:country="US" fo:font-weight="bold" officeooo:rsid="002e1af3" style:font-weight-asian="bold" style:font-weight-complex="bold"/>
    </style:style>
    <style:style style:name="T16" style:family="text">
      <style:text-properties fo:language="en" fo:country="US" fo:font-weight="bold" officeooo:rsid="00b00fe7" style:font-weight-asian="bold" style:font-weight-complex="bold"/>
    </style:style>
    <style:style style:name="T17" style:family="text">
      <style:text-properties fo:language="en" fo:country="US" fo:font-weight="bold" officeooo:rsid="00b34ebe" style:font-weight-asian="bold" style:font-weight-complex="bold"/>
    </style:style>
    <style:style style:name="T18" style:family="text">
      <style:text-properties fo:language="en" fo:country="US" fo:font-weight="bold" style:font-size-asian="14pt" style:font-weight-asian="bold" style:font-weight-complex="bold"/>
    </style:style>
    <style:style style:name="T19" style:family="text">
      <style:text-properties fo:language="en" fo:country="US" officeooo:rsid="00280682"/>
    </style:style>
    <style:style style:name="T20" style:family="text">
      <style:text-properties fo:language="en" fo:country="US" officeooo:rsid="00a81d08"/>
    </style:style>
    <style:style style:name="T21" style:family="text">
      <style:text-properties fo:language="en" fo:country="US" officeooo:rsid="0127a02b"/>
    </style:style>
    <style:style style:name="T22" style:family="text">
      <style:text-properties fo:font-size="14pt" fo:font-weight="normal" style:font-size-asian="12.25pt" style:font-weight-asian="normal" style:font-size-complex="14pt" style:font-weight-complex="normal"/>
    </style:style>
    <style:style style:name="T23" style:family="text">
      <style:text-properties fo:font-size="14pt" fo:font-weight="normal" officeooo:rsid="004b723d" style:font-size-asian="12.25pt" style:font-weight-asian="normal" style:font-size-complex="14pt" style:font-weight-complex="normal"/>
    </style:style>
    <style:style style:name="T24" style:family="text">
      <style:text-properties fo:font-size="14pt" fo:font-weight="normal" officeooo:rsid="00a81d08" style:font-size-asian="12.25pt" style:font-weight-asian="normal" style:font-size-complex="14pt" style:font-weight-complex="normal"/>
    </style:style>
    <style:style style:name="T25" style:family="text">
      <style:text-properties fo:font-size="14pt" fo:font-weight="normal" officeooo:rsid="0102017a" style:font-size-asian="12.25pt" style:font-weight-asian="normal" style:font-size-complex="14pt" style:font-weight-complex="normal"/>
    </style:style>
    <style:style style:name="T26" style:family="text">
      <style:text-properties fo:font-size="14pt" fo:font-weight="normal" officeooo:rsid="011e82a4" style:font-size-asian="12.25pt" style:font-weight-asian="normal" style:font-size-complex="14pt" style:font-weight-complex="normal"/>
    </style:style>
    <style:style style:name="T27" style:family="text">
      <style:text-properties fo:font-size="14pt" fo:font-weight="normal" officeooo:rsid="012031da" style:font-size-asian="12.25pt" style:font-weight-asian="normal" style:font-size-complex="14pt" style:font-weight-complex="normal"/>
    </style:style>
    <style:style style:name="T28" style:family="text">
      <style:text-properties fo:font-size="14pt" fo:font-weight="normal" style:font-weight-asian="normal" style:font-size-complex="14pt" style:font-weight-complex="normal"/>
    </style:style>
    <style:style style:name="T29" style:family="text">
      <style:text-properties fo:font-size="14pt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30" style:family="text">
      <style:text-properties fo:font-size="14pt" fo:font-style="italic" fo:font-weight="normal" officeooo:rsid="001c31d9" style:font-size-asian="12.25pt" style:font-style-asian="italic" style:font-weight-asian="normal" style:font-size-complex="14pt" style:font-style-complex="italic" style:font-weight-complex="normal"/>
    </style:style>
    <style:style style:name="T31" style:family="text">
      <style:text-properties fo:font-size="14pt" fo:font-style="italic" fo:font-weight="normal" officeooo:rsid="0096b4e9" style:font-size-asian="12.25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size="14pt" fo:font-style="italic" fo:font-weight="normal" officeooo:rsid="00971006" style:font-size-asian="12.25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size="14pt" fo:font-style="italic" fo:font-weight="normal" officeooo:rsid="011e82a4" style:font-size-asian="12.25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size="14pt" fo:font-style="italic" fo:font-weight="normal" officeooo:rsid="012031da" style:font-size-asian="12.25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size="14pt" fo:font-style="italic" fo:font-weight="normal" officeooo:rsid="0121d6e3" style:font-size-asian="12.25pt" style:font-style-asian="italic" style:font-weight-asian="normal" style:font-size-complex="14pt" style:font-style-complex="italic" style:font-weight-complex="normal"/>
    </style:style>
    <style:style style:name="T36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size="14pt" fo:font-style="normal" fo:font-weight="normal" officeooo:rsid="000a8b63" style:font-size-asian="12.25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size="14pt" fo:font-style="normal" fo:font-weight="normal" officeooo:rsid="000af7eb" style:font-size-asian="12.25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size="14pt" fo:font-style="normal" fo:font-weight="normal" officeooo:rsid="000c6c23" style:font-size-asian="12.25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size="14pt" fo:font-style="normal" fo:font-weight="normal" officeooo:rsid="00149dd1" style:font-size-asian="12.25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size="14pt" fo:font-style="normal" fo:font-weight="normal" officeooo:rsid="0019cef7" style:font-size-asian="12.25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size="14pt" fo:font-style="normal" fo:font-weight="normal" officeooo:rsid="001c31d9" style:font-size-asian="12.25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size="14pt" fo:font-style="normal" fo:font-weight="normal" officeooo:rsid="001def06" style:font-size-asian="12.25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size="14pt" fo:font-style="normal" fo:font-weight="normal" officeooo:rsid="001f2854" style:font-size-asian="12.25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size="14pt" fo:font-style="normal" fo:font-weight="normal" officeooo:rsid="0042b4cb" style:font-size-asian="12.25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size="14pt" fo:font-style="normal" fo:font-weight="normal" officeooo:rsid="00521399" style:font-size-asian="12.25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size="14pt" fo:font-style="normal" fo:font-weight="normal" officeooo:rsid="006a8074" style:font-size-asian="12.25pt" style:font-style-asian="normal" style:font-weight-asian="normal" style:font-size-complex="14pt" style:font-style-complex="normal" style:font-weight-complex="normal"/>
    </style:style>
    <style:style style:name="T48" style:family="text">
      <style:text-properties fo:font-size="14pt" fo:font-style="normal" fo:font-weight="normal" officeooo:rsid="006c5663" style:font-size-asian="12.25pt" style:font-style-asian="normal" style:font-weight-asian="normal" style:font-size-complex="14pt" style:font-style-complex="normal" style:font-weight-complex="normal"/>
    </style:style>
    <style:style style:name="T49" style:family="text">
      <style:text-properties fo:font-size="14pt" fo:font-style="normal" fo:font-weight="normal" officeooo:rsid="00861e99" style:font-size-asian="12.25pt" style:font-style-asian="normal" style:font-weight-asian="normal" style:font-size-complex="14pt" style:font-style-complex="normal" style:font-weight-complex="normal"/>
    </style:style>
    <style:style style:name="T50" style:family="text">
      <style:text-properties fo:font-size="14pt" fo:font-style="normal" fo:font-weight="normal" officeooo:rsid="0097ee17" style:font-size-asian="12.25pt" style:font-style-asian="normal" style:font-weight-asian="normal" style:font-size-complex="14pt" style:font-style-complex="normal" style:font-weight-complex="normal"/>
    </style:style>
    <style:style style:name="T51" style:family="text">
      <style:text-properties fo:font-size="14pt" fo:font-style="normal" fo:font-weight="normal" officeooo:rsid="00998248" style:font-size-asian="12.25pt" style:font-style-asian="normal" style:font-weight-asian="normal" style:font-size-complex="14pt" style:font-style-complex="normal" style:font-weight-complex="normal"/>
    </style:style>
    <style:style style:name="T52" style:family="text">
      <style:text-properties fo:font-size="14pt" fo:font-style="normal" fo:font-weight="normal" officeooo:rsid="009b8038" style:font-size-asian="12.25pt" style:font-style-asian="normal" style:font-weight-asian="normal" style:font-size-complex="14pt" style:font-style-complex="normal" style:font-weight-complex="normal"/>
    </style:style>
    <style:style style:name="T53" style:family="text">
      <style:text-properties fo:font-size="14pt" fo:font-style="normal" fo:font-weight="normal" officeooo:rsid="009cffd6" style:font-size-asian="12.25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size="14pt" fo:font-style="normal" fo:font-weight="normal" officeooo:rsid="009d1f82" style:font-size-asian="12.25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size="14pt" fo:font-style="normal" fo:font-weight="normal" officeooo:rsid="009e4fbe" style:font-size-asian="12.25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size="14pt" fo:font-style="normal" fo:font-weight="normal" officeooo:rsid="00a04efd" style:font-size-asian="12.25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size="14pt" fo:font-style="normal" fo:font-weight="normal" officeooo:rsid="00f6dd89" style:font-size-asian="12.25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size="14pt" fo:font-style="normal" fo:font-weight="normal" officeooo:rsid="00f7d002" style:font-size-asian="12.25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size="14pt" fo:font-style="normal" fo:font-weight="normal" officeooo:rsid="00f9162a" style:font-size-asian="12.25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size="14pt" fo:font-style="normal" fo:font-weight="normal" officeooo:rsid="00f9575e" style:font-size-asian="12.25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size="14pt" fo:font-style="normal" fo:font-weight="normal" officeooo:rsid="00fc6808" style:font-size-asian="12.25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size="14pt" fo:font-style="normal" fo:font-weight="normal" officeooo:rsid="0110ade1" style:font-size-asian="12.25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size="14pt" fo:font-style="normal" fo:font-weight="normal" officeooo:rsid="0112429b" style:font-size-asian="12.25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size="14pt" fo:font-style="normal" fo:font-weight="normal" officeooo:rsid="01193623" style:font-size-asian="12.25pt" style:font-style-asian="normal" style:font-weight-asian="normal" style:font-size-complex="14pt" style:font-style-complex="normal" style:font-weight-complex="normal"/>
    </style:style>
    <style:style style:name="T65" style:family="text">
      <style:text-properties fo:font-size="14pt" fo:font-style="normal" fo:font-weight="normal" officeooo:rsid="011aa400" style:font-size-asian="12.25pt" style:font-style-asian="normal" style:font-weight-asian="normal" style:font-size-complex="14pt" style:font-style-complex="normal" style:font-weight-complex="normal"/>
    </style:style>
    <style:style style:name="T66" style:family="text">
      <style:text-properties fo:font-size="14pt" fo:font-style="normal" fo:font-weight="normal" officeooo:rsid="011e82a4" style:font-size-asian="12.25pt" style:font-style-asian="normal" style:font-weight-asian="normal" style:font-size-complex="14pt" style:font-style-complex="normal" style:font-weight-complex="normal"/>
    </style:style>
    <style:style style:name="T67" style:family="text">
      <style:text-properties fo:font-size="14pt" fo:font-style="normal" fo:font-weight="normal" officeooo:rsid="01235eb3" style:font-size-asian="12.25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size="14pt" fo:font-style="normal" fo:font-weight="normal" officeooo:rsid="0123c84e" style:font-size-asian="12.25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size="14pt" fo:font-style="normal" officeooo:rsid="01193623" style:font-size-asian="12.25pt" style:font-style-asian="normal" style:font-size-complex="14pt" style:font-style-complex="normal"/>
    </style:style>
    <style:style style:name="T70" style:family="text">
      <style:text-properties fo:font-size="14pt" fo:language="en" fo:country="US" fo:font-style="normal" fo:font-weight="normal" officeooo:rsid="001def06" style:font-size-asian="12.25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size="14pt" fo:language="en" fo:country="US" fo:font-style="normal" fo:font-weight="normal" officeooo:rsid="0042b4cb" style:font-size-asian="12.25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size="14pt" fo:language="en" fo:country="US" fo:font-style="normal" fo:font-weight="normal" officeooo:rsid="00861e99" style:font-size-asian="12.25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size="14pt" fo:language="en" fo:country="US" fo:font-style="normal" fo:font-weight="normal" officeooo:rsid="009d1f82" style:font-size-asian="12.25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size="14pt" fo:language="en" fo:country="US" fo:font-style="normal" fo:font-weight="normal" officeooo:rsid="009e4fbe" style:font-size-asian="12.25pt" style:font-style-asian="normal" style:font-weight-asian="normal" style:font-size-complex="14pt" style:font-style-complex="normal" style:font-weight-complex="normal"/>
    </style:style>
    <style:style style:name="T75" style:family="text">
      <style:text-properties fo:font-size="14pt" fo:language="en" fo:country="US" fo:font-style="normal" fo:font-weight="normal" officeooo:rsid="00a03549" style:font-size-asian="12.25pt" style:font-style-asian="normal" style:font-weight-asian="normal" style:font-size-complex="14pt" style:font-style-complex="normal" style:font-weight-complex="normal"/>
    </style:style>
    <style:style style:name="T76" style:family="text">
      <style:text-properties fo:font-size="14pt" fo:language="en" fo:country="US" fo:font-style="normal" officeooo:rsid="009d1f82" style:font-size-asian="12.25pt" style:font-style-asian="normal" style:font-size-complex="14pt" style:font-style-complex="normal"/>
    </style:style>
    <style:style style:name="T77" style:family="text">
      <style:text-properties fo:font-size="14pt" fo:language="en" fo:country="US" fo:font-style="normal" officeooo:rsid="00f6dd89" style:font-size-asian="12.25pt" style:font-style-asian="normal" style:font-size-complex="14pt" style:font-style-complex="normal"/>
    </style:style>
    <style:style style:name="T78" style:family="text">
      <style:text-properties fo:font-size="14pt" fo:language="en" fo:country="US" fo:font-weight="normal" style:font-size-asian="12.25pt" style:font-weight-asian="normal" style:font-size-complex="14pt" style:font-weight-complex="normal"/>
    </style:style>
    <style:style style:name="T79" style:family="text">
      <style:text-properties fo:font-size="14pt" fo:language="en" fo:country="US" fo:font-weight="normal" officeooo:rsid="000c6c23" style:font-size-asian="12.25pt" style:font-weight-asian="normal" style:font-size-complex="14pt" style:font-weight-complex="normal"/>
    </style:style>
    <style:style style:name="T80" style:family="text">
      <style:text-properties fo:font-size="14pt" fo:language="en" fo:country="US" fo:font-style="italic" fo:font-weight="normal" style:font-size-asian="12.25pt" style:font-style-asian="italic" style:font-weight-asian="normal" style:font-size-complex="14pt" style:font-style-complex="italic" style:font-weight-complex="normal"/>
    </style:style>
    <style:style style:name="T81" style:family="text">
      <style:text-properties fo:font-size="14pt" fo:language="en" fo:country="US" fo:font-style="italic" style:font-size-asian="12.25pt" style:font-style-asian="italic" style:font-size-complex="14pt" style:font-style-complex="italic"/>
    </style:style>
    <style:style style:name="T82" style:family="text">
      <style:text-properties fo:font-size="14pt" fo:language="en" fo:country="US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83" style:family="text">
      <style:text-properties fo:font-size="14pt" fo:language="en" fo:country="US" officeooo:rsid="00a81d08" style:font-size-complex="14pt"/>
    </style:style>
    <style:style style:name="T84" style:family="text">
      <style:text-properties fo:font-size="14pt" fo:language="en" fo:country="US" officeooo:rsid="00f30666" style:font-size-asian="12.25pt" style:font-size-complex="14pt"/>
    </style:style>
    <style:style style:name="T85" style:family="text">
      <style:text-properties fo:font-size="14pt" fo:language="en" fo:country="US" officeooo:rsid="010b5d4d" style:font-size-asian="12.25pt" style:font-size-complex="14pt"/>
    </style:style>
    <style:style style:name="T86" style:family="text">
      <style:text-properties fo:font-size="14pt" fo:language="en" fo:country="US" fo:font-weight="bold" officeooo:rsid="00f30666" style:font-size-asian="12.25pt" style:font-weight-asian="bold" style:font-size-complex="14pt" style:font-weight-complex="bold"/>
    </style:style>
    <style:style style:name="T87" style:family="text">
      <style:text-properties fo:font-size="14pt" fo:language="en" fo:country="US" fo:font-weight="bold" officeooo:rsid="010b5d4d" style:font-size-asian="12.25pt" style:font-weight-asian="bold" style:font-size-complex="14pt" style:font-weight-complex="bold"/>
    </style:style>
    <style:style style:name="T88" style:family="text">
      <style:text-properties fo:font-size="14pt" fo:language="en" fo:country="US" fo:font-weight="bold" officeooo:rsid="010b6d87" style:font-size-asian="12.25pt" style:font-weight-asian="bold" style:font-size-complex="14pt" style:font-weight-complex="bold"/>
    </style:style>
    <style:style style:name="T89" style:family="text">
      <style:text-properties fo:font-size="14pt" fo:language="bg" fo:country="BG" fo:font-style="normal" officeooo:rsid="0060d368" style:font-size-asian="14pt" style:font-style-asian="normal" style:font-size-complex="14pt" style:font-style-complex="normal"/>
    </style:style>
    <style:style style:name="T90" style:family="text">
      <style:text-properties fo:font-size="14pt" fo:language="bg" fo:country="BG" fo:font-style="normal" officeooo:rsid="0060e107" style:font-size-asian="14pt" style:font-style-asian="normal" style:font-size-complex="14pt" style:font-style-complex="normal"/>
    </style:style>
    <style:style style:name="T91" style:family="text">
      <style:text-properties fo:font-size="14pt" style:font-size-complex="14pt"/>
    </style:style>
    <style:style style:name="T92" style:family="text">
      <style:text-properties fo:font-size="14pt" style:font-size-asian="12.25pt" style:font-size-complex="14pt"/>
    </style:style>
    <style:style style:name="T93" style:family="text">
      <style:text-properties fo:font-size="14pt" officeooo:rsid="00c84636" style:font-size-asian="12.25pt" style:font-size-complex="14pt"/>
    </style:style>
    <style:style style:name="T94" style:family="text">
      <style:text-properties fo:font-size="14pt" officeooo:rsid="00e9ec14" style:font-size-asian="12.25pt" style:font-size-complex="14pt"/>
    </style:style>
    <style:style style:name="T95" style:family="text">
      <style:text-properties fo:font-size="14pt" officeooo:rsid="00f30666" style:font-size-asian="12.25pt" style:font-size-complex="14pt"/>
    </style:style>
    <style:style style:name="T96" style:family="text">
      <style:text-properties fo:font-size="14pt" officeooo:rsid="010b5d4d" style:font-size-asian="12.25pt" style:font-size-complex="14pt"/>
    </style:style>
    <style:style style:name="T97" style:family="text">
      <style:text-properties fo:font-size="14pt" officeooo:rsid="010b6d87" style:font-size-asian="12.25pt" style:font-size-complex="14pt"/>
    </style:style>
    <style:style style:name="T98" style:family="text">
      <style:text-properties fo:font-size="14pt" fo:font-weight="bold" officeooo:rsid="00f30666" style:font-size-asian="12.25pt" style:font-weight-asian="bold" style:font-size-complex="14pt" style:font-weight-complex="bold"/>
    </style:style>
    <style:style style:name="T9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0a8b63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a13c4f" style:font-style-asian="normal" style:font-weight-asian="normal" style:font-style-complex="normal" style:font-weight-complex="normal"/>
    </style:style>
    <style:style style:name="T102" style:family="text">
      <style:text-properties fo:font-style="normal" style:font-style-asian="normal" style:font-style-complex="normal"/>
    </style:style>
    <style:style style:name="T103" style:family="text">
      <style:text-properties fo:font-style="normal" officeooo:rsid="000a8b63" style:font-style-asian="normal" style:font-style-complex="normal"/>
    </style:style>
    <style:style style:name="T104" style:family="text">
      <style:text-properties fo:font-style="normal" officeooo:rsid="0043cd17" style:font-style-asian="normal" style:font-style-complex="normal"/>
    </style:style>
    <style:style style:name="T105" style:family="text">
      <style:text-properties fo:color="#333333" loext:opacity="100%"/>
    </style:style>
    <style:style style:name="T106" style:family="text">
      <style:text-properties fo:color="#333333" loext:opacity="100%" style:font-name="Times New Roman"/>
    </style:style>
    <style:style style:name="T107" style:family="text">
      <style:text-properties fo:color="#333333" loext:opacity="100%" style:font-name="Times New Roman" fo:font-size="14pt" fo:language="bg" fo:country="BG" fo:font-style="normal" fo:font-weight="normal" officeooo:rsid="00209db3" style:font-size-asian="14pt" style:font-style-asian="normal" style:font-weight-asian="normal" style:font-size-complex="14pt" style:font-style-complex="normal" style:font-weight-complex="normal"/>
    </style:style>
    <style:style style:name="T108" style:family="text">
      <style:text-properties fo:color="#333333" loext:opacity="100%" style:font-name="Times New Roman" fo:font-size="14pt" fo:language="bg" fo:country="BG" fo:font-style="normal" fo:font-weight="normal" officeooo:rsid="0022d269" style:font-size-asian="14pt" style:font-style-asian="normal" style:font-weight-asian="normal" style:font-size-complex="14pt" style:font-style-complex="normal" style:font-weight-complex="normal"/>
    </style:style>
    <style:style style:name="T109" style:family="text">
      <style:text-properties fo:color="#333333" loext:opacity="100%" style:font-name="Times New Roman" fo:font-size="14pt" fo:language="bg" fo:country="BG" fo:font-style="normal" fo:font-weight="normal" officeooo:rsid="00a443bf" style:font-size-asian="14pt" style:font-style-asian="normal" style:font-weight-asian="normal" style:font-size-complex="14pt" style:font-style-complex="normal" style:font-weight-complex="normal"/>
    </style:style>
    <style:style style:name="T110" style:family="text">
      <style:text-properties fo:color="#333333" loext:opacity="100%" style:font-name="Times New Roman" fo:font-size="14pt" fo:language="bg" fo:country="BG" fo:font-style="normal" fo:font-weight="normal" officeooo:rsid="00270952" style:font-size-asian="14pt" style:font-style-asian="normal" style:font-weight-asian="normal" style:font-size-complex="14pt" style:font-style-complex="normal" style:font-weight-complex="normal"/>
    </style:style>
    <style:style style:name="T111" style:family="text">
      <style:text-properties fo:color="#333333" loext:opacity="100%" style:font-name="Times New Roman" fo:font-size="14pt" fo:language="bg" fo:country="BG" fo:font-style="normal" fo:font-weight="normal" officeooo:rsid="00277616" style:font-size-asian="14pt" style:font-style-asian="normal" style:font-weight-asian="normal" style:font-size-complex="14pt" style:font-style-complex="normal" style:font-weight-complex="normal"/>
    </style:style>
    <style:style style:name="T112" style:family="text">
      <style:text-properties fo:color="#333333" loext:opacity="100%" style:font-name="Times New Roman" fo:font-size="14pt" fo:language="bg" fo:country="BG" fo:font-style="normal" fo:font-weight="normal" officeooo:rsid="002791df" style:font-size-asian="14pt" style:font-style-asian="normal" style:font-weight-asian="normal" style:font-size-complex="14pt" style:font-style-complex="normal" style:font-weight-complex="normal"/>
    </style:style>
    <style:style style:name="T113" style:family="text">
      <style:text-properties fo:color="#333333" loext:opacity="100%" style:font-name="Times New Roman" fo:font-size="14pt" fo:language="bg" fo:country="BG" fo:font-style="normal" fo:font-weight="normal" officeooo:rsid="007f5bfc" style:font-size-asian="14pt" style:font-style-asian="normal" style:font-weight-asian="normal" style:font-size-complex="14pt" style:font-style-complex="normal" style:font-weight-complex="normal"/>
    </style:style>
    <style:style style:name="T114" style:family="text">
      <style:text-properties fo:color="#333333" loext:opacity="100%" style:font-name="Times New Roman" fo:font-size="14pt" fo:language="bg" fo:country="BG" fo:font-style="normal" fo:font-weight="normal" officeooo:rsid="01036098" style:font-size-asian="14pt" style:font-style-asian="normal" style:font-weight-asian="normal" style:font-size-complex="14pt" style:font-style-complex="normal" style:font-weight-complex="normal"/>
    </style:style>
    <style:style style:name="T115" style:family="text">
      <style:text-properties fo:color="#333333" loext:opacity="100%" style:font-name="Times New Roman" fo:font-size="14pt" fo:language="bg" fo:country="BG" fo:font-style="normal" fo:font-weight="normal" officeooo:rsid="010362d8" style:font-size-asian="14pt" style:font-style-asian="normal" style:font-weight-asian="normal" style:font-size-complex="14pt" style:font-style-complex="normal" style:font-weight-complex="normal"/>
    </style:style>
    <style:style style:name="T116" style:family="text">
      <style:text-properties fo:color="#333333" loext:opacity="100%" style:font-name="Times New Roman" fo:font-size="14pt" fo:language="bg" fo:country="BG" fo:font-style="normal" fo:font-weight="normal" officeooo:rsid="01048837" style:font-size-asian="14pt" style:font-style-asian="normal" style:font-weight-asian="normal" style:font-size-complex="14pt" style:font-style-complex="normal" style:font-weight-complex="normal"/>
    </style:style>
    <style:style style:name="T117" style:family="text">
      <style:text-properties fo:color="#333333" loext:opacity="100%" style:font-name="Times New Roman" fo:font-size="14pt" fo:language="bg" fo:country="BG" fo:font-style="normal" fo:font-weight="normal" officeooo:rsid="010557cc" style:font-size-asian="14pt" style:font-style-asian="normal" style:font-weight-asian="normal" style:font-size-complex="14pt" style:font-style-complex="normal" style:font-weight-complex="normal"/>
    </style:style>
    <style:style style:name="T118" style:family="text">
      <style:text-properties fo:color="#333333" loext:opacity="100%" style:font-name="Times New Roman" fo:font-size="14pt" fo:language="bg" fo:country="BG" fo:font-style="normal" fo:font-weight="normal" officeooo:rsid="0106ca00" style:font-size-asian="14pt" style:font-style-asian="normal" style:font-weight-asian="normal" style:font-size-complex="14pt" style:font-style-complex="normal" style:font-weight-complex="normal"/>
    </style:style>
    <style:style style:name="T119" style:family="text">
      <style:text-properties fo:color="#333333" loext:opacity="100%" style:font-name="Times New Roman" fo:font-size="14pt" fo:language="bg" fo:country="BG" fo:font-style="normal" fo:font-weight="normal" officeooo:rsid="0022714c" style:font-style-asian="normal" style:font-weight-asian="normal" style:font-size-complex="14pt" style:font-style-complex="normal" style:font-weight-complex="normal"/>
    </style:style>
    <style:style style:name="T120" style:family="text">
      <style:text-properties fo:color="#333333" loext:opacity="100%" style:font-name="Times New Roman" fo:font-size="14pt" fo:language="bg" fo:country="BG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21" style:family="text">
      <style:text-properties fo:color="#333333" loext:opacity="100%" style:font-name="Times New Roman" fo:font-size="14pt" fo:language="bg" fo:country="BG" fo:font-style="normal" fo:font-weight="normal" officeooo:rsid="00a4b716" style:font-size-asian="12.25pt" style:font-style-asian="normal" style:font-weight-asian="normal" style:font-size-complex="14pt" style:font-style-complex="normal" style:font-weight-complex="normal"/>
    </style:style>
    <style:style style:name="T122" style:family="text">
      <style:text-properties fo:color="#333333" loext:opacity="100%" style:font-name="Times New Roman" fo:font-size="14pt" fo:language="bg" fo:country="BG" fo:font-style="normal" fo:font-weight="normal" officeooo:rsid="00a61cbf" style:font-size-asian="12.25pt" style:font-style-asian="normal" style:font-weight-asian="normal" style:font-size-complex="14pt" style:font-style-complex="normal" style:font-weight-complex="normal"/>
    </style:style>
    <style:style style:name="T123" style:family="text">
      <style:text-properties fo:color="#333333" loext:opacity="100%" style:font-name="Times New Roman" fo:font-size="14pt" fo:language="bg" fo:country="BG" fo:font-style="normal" fo:font-weight="normal" officeooo:rsid="00b747ce" style:font-size-asian="12.25pt" style:font-style-asian="normal" style:font-weight-asian="normal" style:font-size-complex="14pt" style:font-style-complex="normal" style:font-weight-complex="normal"/>
    </style:style>
    <style:style style:name="T124" style:family="text">
      <style:text-properties fo:color="#333333" loext:opacity="100%" style:font-name="Times New Roman" fo:font-size="14pt" fo:language="bg" fo:country="BG" fo:font-style="normal" fo:font-weight="normal" officeooo:rsid="00ba8959" style:font-size-asian="12.25pt" style:font-style-asian="normal" style:font-weight-asian="normal" style:font-size-complex="14pt" style:font-style-complex="normal" style:font-weight-complex="normal"/>
    </style:style>
    <style:style style:name="T125" style:family="text">
      <style:text-properties fo:color="#333333" loext:opacity="100%" style:font-name="Times New Roman" fo:font-size="14pt" fo:language="bg" fo:country="BG" fo:font-style="normal" fo:font-weight="normal" officeooo:rsid="00bbe8b7" style:font-size-asian="12.25pt" style:font-style-asian="normal" style:font-weight-asian="normal" style:font-size-complex="14pt" style:font-style-complex="normal" style:font-weight-complex="normal"/>
    </style:style>
    <style:style style:name="T126" style:family="text">
      <style:text-properties fo:color="#333333" loext:opacity="100%" style:font-name="Times New Roman" fo:font-size="14pt" fo:language="bg" fo:country="BG" fo:font-style="normal" fo:font-weight="normal" officeooo:rsid="00d31be2" style:font-size-asian="12.25pt" style:font-style-asian="normal" style:font-weight-asian="normal" style:font-size-complex="14pt" style:font-style-complex="normal" style:font-weight-complex="normal"/>
    </style:style>
    <style:style style:name="T127" style:family="text">
      <style:text-properties fo:color="#333333" loext:opacity="100%" style:font-name="Times New Roman" fo:font-size="14pt" fo:language="bg" fo:country="BG" fo:font-style="normal" fo:font-weight="normal" officeooo:rsid="00d94911" style:font-size-asian="12.25pt" style:font-style-asian="normal" style:font-weight-asian="normal" style:font-size-complex="14pt" style:font-style-complex="normal" style:font-weight-complex="normal"/>
    </style:style>
    <style:style style:name="T128" style:family="text">
      <style:text-properties fo:color="#333333" loext:opacity="100%" style:font-name="Times New Roman" fo:font-size="14pt" fo:language="bg" fo:country="BG" fo:font-style="normal" style:font-size-asian="12.25pt" style:font-style-asian="normal" style:font-size-complex="14pt" style:font-style-complex="normal"/>
    </style:style>
    <style:style style:name="T129" style:family="text">
      <style:text-properties fo:color="#333333" loext:opacity="100%" style:font-name="Times New Roman" fo:font-size="14pt" fo:language="bg" fo:country="BG" fo:font-style="normal" fo:font-weight="bold" officeooo:rsid="00a81d08" style:font-size-asian="14pt" style:font-style-asian="normal" style:font-weight-asian="bold" style:font-size-complex="14pt" style:font-style-complex="normal" style:font-weight-complex="bold"/>
    </style:style>
    <style:style style:name="T130" style:family="text">
      <style:text-properties fo:color="#333333" loext:opacity="100%" style:font-name="Times New Roman" fo:font-size="14pt" fo:language="bg" fo:country="BG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31" style:family="text">
      <style:text-properties fo:color="#333333" loext:opacity="100%" style:font-name="Times New Roman" fo:font-size="14pt" fo:language="bg" fo:country="BG" fo:font-style="italic" fo:font-weight="normal" officeooo:rsid="003de22d" style:font-size-asian="14pt" style:font-style-asian="italic" style:font-weight-asian="normal" style:font-size-complex="14pt" style:font-style-complex="italic" style:font-weight-complex="normal"/>
    </style:style>
    <style:style style:name="T132" style:family="text">
      <style:text-properties fo:color="#333333" loext:opacity="100%" style:font-name="Times New Roman" fo:font-size="14pt" fo:language="bg" fo:country="BG" fo:font-style="italic" fo:font-weight="normal" officeooo:rsid="012cf4de" style:font-size-asian="14pt" style:font-style-asian="italic" style:font-weight-asian="normal" style:font-size-complex="14pt" style:font-style-complex="italic" style:font-weight-complex="normal"/>
    </style:style>
    <style:style style:name="T133" style:family="text">
      <style:text-properties fo:color="#333333" loext:opacity="100%" style:font-name="Times New Roman" fo:font-size="14pt" fo:language="bg" fo:country="BG" fo:font-style="italic" fo:font-weight="normal" style:font-style-asian="italic" style:font-weight-asian="normal" style:font-size-complex="14pt" style:font-style-complex="italic" style:font-weight-complex="normal"/>
    </style:style>
    <style:style style:name="T134" style:family="text">
      <style:text-properties fo:color="#333333" loext:opacity="100%" style:font-name="Times New Roman" fo:font-size="14pt" fo:language="bg" fo:country="BG" fo:font-weight="normal" style:font-size-asian="14pt" style:font-weight-asian="normal" style:font-size-complex="14pt" style:font-weight-complex="normal"/>
    </style:style>
    <style:style style:name="T135" style:family="text">
      <style:text-properties fo:color="#333333" loext:opacity="100%" style:font-name="Times New Roman" fo:font-size="14pt" fo:language="bg" fo:country="BG" fo:font-weight="normal" officeooo:rsid="003de22d" style:font-size-asian="14pt" style:font-weight-asian="normal" style:font-size-complex="14pt" style:font-weight-complex="normal"/>
    </style:style>
    <style:style style:name="T136" style:family="text">
      <style:text-properties fo:color="#333333" loext:opacity="100%" style:font-name="Times New Roman" fo:font-size="14pt" fo:language="bg" fo:country="BG" fo:font-weight="normal" style:font-weight-asian="normal" style:font-size-complex="14pt" style:font-weight-complex="normal"/>
    </style:style>
    <style:style style:name="T137" style:family="text">
      <style:text-properties fo:color="#333333" loext:opacity="100%" style:font-name="Times New Roman" fo:font-size="14pt" fo:language="bg" fo:country="BG" fo:font-weight="normal" officeooo:rsid="0022714c" style:font-weight-asian="normal" style:font-size-complex="14pt" style:font-weight-complex="normal"/>
    </style:style>
    <style:style style:name="T138" style:family="text">
      <style:text-properties fo:color="#333333" loext:opacity="100%" style:font-name="Times New Roman" fo:font-size="14pt" fo:language="bg" fo:country="BG" fo:font-weight="normal" officeooo:rsid="0022d269" style:font-weight-asian="normal" style:font-size-complex="14pt" style:font-weight-complex="normal"/>
    </style:style>
    <style:style style:name="T139" style:family="text">
      <style:text-properties fo:color="#333333" loext:opacity="100%" style:font-name="Times New Roman" fo:font-size="14pt" fo:language="bg" fo:country="BG" fo:font-weight="normal" officeooo:rsid="0060d368" style:font-weight-asian="normal" style:font-size-complex="14pt" style:font-weight-complex="normal"/>
    </style:style>
    <style:style style:name="T140" style:family="text">
      <style:text-properties fo:color="#333333" loext:opacity="100%" style:font-name="Times New Roman" fo:font-size="14pt" fo:language="bg" fo:country="BG" fo:font-weight="normal" officeooo:rsid="0064e1a2" style:font-weight-asian="normal" style:font-size-complex="14pt" style:font-weight-complex="normal"/>
    </style:style>
    <style:style style:name="T141" style:family="text">
      <style:text-properties fo:color="#333333" loext:opacity="100%" style:font-name="Times New Roman" fo:font-size="14pt" fo:language="bg" fo:country="BG" fo:font-weight="normal" officeooo:rsid="0066e72b" style:font-weight-asian="normal" style:font-size-complex="14pt" style:font-weight-complex="normal"/>
    </style:style>
    <style:style style:name="T142" style:family="text">
      <style:text-properties fo:color="#333333" loext:opacity="100%" style:font-name="Times New Roman" fo:font-size="14pt" fo:language="bg" fo:country="BG" fo:font-weight="normal" officeooo:rsid="00a2a5d8" style:font-weight-asian="normal" style:font-size-complex="14pt" style:font-weight-complex="normal"/>
    </style:style>
    <style:style style:name="T143" style:family="text">
      <style:text-properties fo:color="#333333" loext:opacity="100%" style:font-name="Times New Roman" fo:font-size="14pt" fo:language="bg" fo:country="BG" fo:font-weight="normal" officeooo:rsid="0040495f" style:font-weight-asian="normal" style:font-size-complex="14pt" style:font-weight-complex="normal"/>
    </style:style>
    <style:style style:name="T144" style:family="text">
      <style:text-properties fo:color="#333333" loext:opacity="100%" style:font-name="Times New Roman" fo:font-size="14pt" fo:language="bg" fo:country="BG" fo:font-weight="normal" officeooo:rsid="007635f1" style:font-weight-asian="normal" style:font-size-complex="14pt" style:font-weight-complex="normal"/>
    </style:style>
    <style:style style:name="T145" style:family="text">
      <style:text-properties fo:color="#333333" loext:opacity="100%" style:font-name="Times New Roman" fo:font-size="14pt" fo:language="bg" fo:country="BG" fo:font-weight="normal" officeooo:rsid="0124ac02" style:font-weight-asian="normal" style:font-size-complex="14pt" style:font-weight-complex="normal"/>
    </style:style>
    <style:style style:name="T146" style:family="text">
      <style:text-properties fo:color="#333333" loext:opacity="100%" style:font-name="Times New Roman" fo:font-size="14pt" fo:language="en" fo:country="US" fo:font-style="normal" fo:font-weight="bold" officeooo:rsid="00209db3" style:font-size-asian="14pt" style:font-style-asian="normal" style:font-weight-asian="bold" style:font-size-complex="14pt" style:font-style-complex="normal" style:font-weight-complex="bold"/>
    </style:style>
    <style:style style:name="T147" style:family="text">
      <style:text-properties fo:color="#333333" loext:opacity="100%" style:font-name="Times New Roman" fo:font-size="14pt" fo:language="en" fo:country="US" fo:font-style="normal" fo:font-weight="bold" officeooo:rsid="0022714c" style:font-size-asian="14pt" style:font-style-asian="normal" style:font-weight-asian="bold" style:font-size-complex="14pt" style:font-style-complex="normal" style:font-weight-complex="bold"/>
    </style:style>
    <style:style style:name="T148" style:family="text">
      <style:text-properties fo:color="#333333" loext:opacity="100%" style:font-name="Times New Roman" fo:font-size="14pt" fo:language="en" fo:country="US" fo:font-style="normal" fo:font-weight="bold" officeooo:rsid="00270952" style:font-size-asian="14pt" style:font-style-asian="normal" style:font-weight-asian="bold" style:font-size-complex="14pt" style:font-style-complex="normal" style:font-weight-complex="bold"/>
    </style:style>
    <style:style style:name="T149" style:family="text">
      <style:text-properties fo:color="#333333" loext:opacity="100%" style:font-name="Times New Roman" fo:font-size="14pt" fo:language="en" fo:country="US" fo:font-style="normal" fo:font-weight="bold" officeooo:rsid="00a4b716" style:font-size-asian="12.25pt" style:font-style-asian="normal" style:font-weight-asian="bold" style:font-size-complex="14pt" style:font-style-complex="normal" style:font-weight-complex="bold"/>
    </style:style>
    <style:style style:name="T150" style:family="text">
      <style:text-properties fo:color="#333333" loext:opacity="100%" style:font-name="Times New Roman" fo:font-size="14pt" fo:language="en" fo:country="US" fo:font-style="normal" fo:font-weight="normal" officeooo:rsid="00a4b716" style:font-size-asian="12.25pt" style:font-style-asian="normal" style:font-weight-asian="normal" style:font-size-complex="14pt" style:font-style-complex="normal" style:font-weight-complex="normal"/>
    </style:style>
    <style:style style:name="T151" style:family="text">
      <style:text-properties fo:color="#333333" loext:opacity="100%" style:font-name="Times New Roman" fo:font-size="14pt" fo:language="en" fo:country="US" fo:font-style="normal" fo:font-weight="normal" officeooo:rsid="00270952" style:font-size-asian="14pt" style:font-style-asian="normal" style:font-weight-asian="normal" style:font-size-complex="14pt" style:font-style-complex="normal" style:font-weight-complex="normal"/>
    </style:style>
    <style:style style:name="T152" style:family="text">
      <style:text-properties fo:color="#333333" loext:opacity="100%" style:font-name="Times New Roman" fo:font-size="14pt" fo:language="en" fo:country="US" fo:font-style="normal" fo:font-weight="normal" officeooo:rsid="010362d8" style:font-size-asian="14pt" style:font-style-asian="normal" style:font-weight-asian="normal" style:font-size-complex="14pt" style:font-style-complex="normal" style:font-weight-complex="normal"/>
    </style:style>
    <style:style style:name="T153" style:family="text">
      <style:text-properties fo:color="#333333" loext:opacity="100%" style:font-name="Times New Roman" fo:font-size="14pt" fo:language="en" fo:country="US" fo:font-style="italic" fo:font-weight="normal" officeooo:rsid="00209db3" style:font-size-asian="14pt" style:font-style-asian="italic" style:font-weight-asian="normal" style:font-size-complex="14pt" style:font-style-complex="italic" style:font-weight-complex="normal"/>
    </style:style>
    <style:style style:name="T154" style:family="text">
      <style:text-properties fo:color="#333333" loext:opacity="100%" style:font-name="Times New Roman" fo:font-size="14pt" fo:language="en" fo:country="US" fo:font-style="italic" fo:font-weight="normal" officeooo:rsid="00270952" style:font-size-asian="14pt" style:font-style-asian="italic" style:font-weight-asian="normal" style:font-size-complex="14pt" style:font-style-complex="italic" style:font-weight-complex="normal"/>
    </style:style>
    <style:style style:name="T155" style:family="text">
      <style:text-properties fo:color="#333333" loext:opacity="100%" style:font-name="Times New Roman" fo:font-size="14pt" fo:language="en" fo:country="US" fo:font-style="italic" fo:font-weight="normal" officeooo:rsid="002fc76e" style:font-size-asian="14pt" style:font-style-asian="italic" style:font-weight-asian="normal" style:font-size-complex="14pt" style:font-style-complex="italic" style:font-weight-complex="normal"/>
    </style:style>
    <style:style style:name="T156" style:family="text">
      <style:text-properties fo:color="#333333" loext:opacity="100%" style:font-name="Times New Roman" fo:font-size="14pt" fo:language="en" fo:country="US" fo:font-style="italic" fo:font-weight="normal" officeooo:rsid="01036098" style:font-size-asian="14pt" style:font-style-asian="italic" style:font-weight-asian="normal" style:font-size-complex="14pt" style:font-style-complex="italic" style:font-weight-complex="normal"/>
    </style:style>
    <style:style style:name="T157" style:family="text">
      <style:text-properties fo:color="#333333" loext:opacity="100%" style:font-name="Times New Roman" fo:font-size="14pt" fo:language="en" fo:country="US" fo:font-style="italic" fo:font-weight="normal" officeooo:rsid="010362d8" style:font-size-asian="14pt" style:font-style-asian="italic" style:font-weight-asian="normal" style:font-size-complex="14pt" style:font-style-complex="italic" style:font-weight-complex="normal"/>
    </style:style>
    <style:style style:name="T158" style:family="text">
      <style:text-properties fo:color="#333333" loext:opacity="100%" style:font-name="Times New Roman" fo:font-size="14pt" fo:language="en" fo:country="US" fo:font-weight="bold" officeooo:rsid="0022714c" style:font-weight-asian="bold" style:font-size-complex="14pt" style:font-weight-complex="bold"/>
    </style:style>
    <style:style style:name="T159" style:family="text">
      <style:text-properties fo:color="#333333" loext:opacity="100%"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0" style:family="text">
      <style:text-properties fo:color="#333333" loext:opacity="100%" style:font-name="Times New Roman" fo:font-size="14pt" fo:font-style="italic" fo:font-weight="normal" style:font-style-asian="italic" style:font-weight-asian="normal" style:font-size-complex="14pt" style:font-style-complex="italic" style:font-weight-complex="normal"/>
    </style:style>
    <style:style style:name="T161" style:family="text">
      <style:text-properties fo:color="#333333" loext:opacity="100%" style:font-name="Times New Roman" fo:font-size="14pt" fo:font-weight="normal" style:font-size-asian="14pt" style:font-weight-asian="normal" style:font-size-complex="14pt" style:font-weight-complex="normal"/>
    </style:style>
    <style:style style:name="T162" style:family="text">
      <style:text-properties fo:color="#333333" loext:opacity="100%" style:font-name="Times New Roman" fo:font-size="14pt" fo:font-weight="normal" officeooo:rsid="003de22d" style:font-size-asian="14pt" style:font-weight-asian="normal" style:font-size-complex="14pt" style:font-weight-complex="normal"/>
    </style:style>
    <style:style style:name="T163" style:family="text">
      <style:text-properties fo:color="#333333" loext:opacity="100%" style:font-name="Times New Roman" fo:font-size="14pt" style:font-size-asian="14pt" style:font-size-complex="14pt"/>
    </style:style>
    <style:style style:name="T164" style:family="text">
      <style:text-properties fo:color="#333333" loext:opacity="100%" style:font-name="Times New Roman" fo:font-size="14pt" style:font-size-complex="14pt"/>
    </style:style>
    <style:style style:name="T165" style:family="text">
      <style:text-properties fo:color="#333333" loext:opacity="100%" style:font-name="Times New Roman" fo:font-size="14pt" fo:font-weight="bold" style:font-weight-asian="bold" style:font-size-complex="14pt" style:font-weight-complex="bold"/>
    </style:style>
    <style:style style:name="T166" style:family="text">
      <style:text-properties fo:color="#333333" loext:opacity="100%" style:font-name="Times New Roman" fo:font-size="14pt" fo:font-style="normal" style:font-size-asian="12.25pt" style:font-style-asian="normal" style:font-size-complex="14pt" style:font-style-complex="normal"/>
    </style:style>
    <style:style style:name="T167" style:family="text">
      <style:text-properties fo:color="#333333" loext:opacity="100%" style:font-name="Times New Roman"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68" style:family="text">
      <style:text-properties fo:color="#333333" loext:opacity="100%" style:font-name="Times New Roman" fo:language="bg" fo:country="BG"/>
    </style:style>
    <style:style style:name="T169" style:family="text">
      <style:text-properties fo:color="#333333" loext:opacity="100%" style:font-name="Times New Roman" fo:language="bg" fo:country="BG" fo:font-style="normal" style:font-style-asian="normal" style:font-style-complex="normal"/>
    </style:style>
    <style:style style:name="T170" style:family="text">
      <style:text-properties fo:color="#333333" loext:opacity="100%" style:font-name="Times New Roman" fo:font-size="16pt" fo:language="en" fo:country="US" fo:font-style="normal" fo:font-weight="bold" officeooo:rsid="00209db3" style:font-size-asian="14pt" style:font-style-asian="normal" style:font-weight-asian="bold" style:font-size-complex="16pt" style:font-style-complex="normal" style:font-weight-complex="bold"/>
    </style:style>
    <style:style style:name="T171" style:family="text">
      <style:text-properties fo:color="#333333" loext:opacity="100%" style:font-name="Times New Roman" fo:language="en" fo:country="US" fo:font-style="normal" style:font-style-asian="normal" style:font-style-complex="normal"/>
    </style:style>
    <style:style style:name="T172" style:family="text">
      <style:text-properties fo:color="#333333" loext:opacity="100%" fo:language="bg" fo:country="BG"/>
    </style:style>
    <style:style style:name="T173" style:family="text">
      <style:text-properties fo:color="#333333" loext:opacity="100%" fo:language="bg" fo:country="BG" fo:font-weight="normal" style:font-weight-asian="normal" style:font-weight-complex="normal"/>
    </style:style>
    <style:style style:name="T174" style:family="text">
      <style:text-properties fo:color="#333333" loext:opacity="100%" fo:language="bg" fo:country="BG" fo:font-weight="normal" officeooo:rsid="00ce7167" style:font-weight-asian="normal" style:font-weight-complex="normal"/>
    </style:style>
    <style:style style:name="T175" style:family="text">
      <style:text-properties fo:color="#333333" loext:opacity="100%" fo:language="bg" fo:country="BG" fo:font-weight="normal" officeooo:rsid="00cf5dbf" style:font-weight-asian="normal" style:font-weight-complex="normal"/>
    </style:style>
    <style:style style:name="T176" style:family="text">
      <style:text-properties fo:color="#333333" loext:opacity="100%" fo:font-weight="bold" style:font-weight-asian="bold" style:font-weight-complex="bold"/>
    </style:style>
    <style:style style:name="T177" style:family="text">
      <style:text-properties fo:color="#333333" loext:opacity="100%" fo:font-weight="normal" style:font-weight-asian="normal" style:font-weight-complex="normal"/>
    </style:style>
    <style:style style:name="T178" style:family="text">
      <style:text-properties fo:language="bg" fo:country="BG"/>
    </style:style>
    <style:style style:name="T179" style:family="text">
      <style:text-properties fo:language="bg" fo:country="BG" officeooo:rsid="002572fb"/>
    </style:style>
    <style:style style:name="T180" style:family="text">
      <style:text-properties fo:language="bg" fo:country="BG" fo:font-style="normal" officeooo:rsid="002be307" style:font-size-asian="12.25pt" style:font-style-asian="normal" style:font-weight-asian="normal" style:font-size-complex="14pt" style:font-style-complex="normal" style:font-weight-complex="normal"/>
    </style:style>
    <style:style style:name="T181" style:family="text">
      <style:text-properties fo:language="bg" fo:country="BG" fo:font-style="normal" officeooo:rsid="005439b6" style:font-size-asian="12.25pt" style:font-style-asian="normal" style:font-weight-asian="normal" style:font-size-complex="14pt" style:font-style-complex="normal" style:font-weight-complex="normal"/>
    </style:style>
    <style:style style:name="T182" style:family="text">
      <style:text-properties fo:language="bg" fo:country="BG" fo:font-style="normal" officeooo:rsid="0055b601" style:font-size-asian="12.25pt" style:font-style-asian="normal" style:font-weight-asian="normal" style:font-size-complex="14pt" style:font-style-complex="normal" style:font-weight-complex="normal"/>
    </style:style>
    <style:style style:name="T183" style:family="text">
      <style:text-properties fo:language="bg" fo:country="BG" fo:font-style="normal" officeooo:rsid="0056acdd" style:font-size-asian="12.25pt" style:font-style-asian="normal" style:font-weight-asian="normal" style:font-size-complex="14pt" style:font-style-complex="normal" style:font-weight-complex="normal"/>
    </style:style>
    <style:style style:name="T184" style:family="text">
      <style:text-properties fo:language="bg" fo:country="BG" fo:font-style="normal" officeooo:rsid="00580893" style:font-size-asian="12.25pt" style:font-style-asian="normal" style:font-weight-asian="normal" style:font-size-complex="14pt" style:font-style-complex="normal" style:font-weight-complex="normal"/>
    </style:style>
    <style:style style:name="T185" style:family="text">
      <style:text-properties fo:language="bg" fo:country="BG" fo:font-style="normal" officeooo:rsid="0058e287" style:font-size-asian="12.25pt" style:font-style-asian="normal" style:font-weight-asian="normal" style:font-size-complex="14pt" style:font-style-complex="normal" style:font-weight-complex="normal"/>
    </style:style>
    <style:style style:name="T186" style:family="text">
      <style:text-properties fo:language="bg" fo:country="BG" fo:font-style="normal" officeooo:rsid="00d00168" style:font-size-asian="12.25pt" style:font-style-asian="normal" style:font-weight-asian="normal" style:font-size-complex="14pt" style:font-style-complex="normal" style:font-weight-complex="normal"/>
    </style:style>
    <style:style style:name="T187" style:family="text">
      <style:text-properties fo:language="bg" fo:country="BG" fo:font-style="normal" officeooo:rsid="00fd9138" style:font-size-asian="12.25pt" style:font-style-asian="normal" style:font-weight-asian="normal" style:font-size-complex="14pt" style:font-style-complex="normal" style:font-weight-complex="normal"/>
    </style:style>
    <style:style style:name="T188" style:family="text">
      <style:text-properties fo:language="bg" fo:country="BG" officeooo:rsid="00a601f7"/>
    </style:style>
    <style:style style:name="T189" style:family="text">
      <style:text-properties fo:language="bg" fo:country="BG" officeooo:rsid="0113a9da"/>
    </style:style>
    <style:style style:name="T190" style:family="text">
      <style:text-properties fo:font-weight="normal" style:font-weight-asian="normal" style:font-weight-complex="normal"/>
    </style:style>
    <style:style style:name="T191" style:family="text">
      <style:text-properties fo:font-weight="normal" officeooo:rsid="00280682" style:font-weight-asian="normal" style:font-weight-complex="normal"/>
    </style:style>
    <style:style style:name="T192" style:family="text">
      <style:text-properties fo:font-weight="normal" officeooo:rsid="002be307" style:font-weight-asian="normal" style:font-weight-complex="normal"/>
    </style:style>
    <style:style style:name="T193" style:family="text">
      <style:text-properties fo:font-weight="normal" officeooo:rsid="008af2dc" style:font-weight-asian="normal" style:font-weight-complex="normal"/>
    </style:style>
    <style:style style:name="T194" style:family="text">
      <style:text-properties fo:font-weight="normal" officeooo:rsid="008b290f" style:font-weight-asian="normal" style:font-weight-complex="normal"/>
    </style:style>
    <style:style style:name="T195" style:family="text">
      <style:text-properties fo:font-weight="normal" officeooo:rsid="00a8988c" style:font-weight-asian="normal" style:font-weight-complex="normal"/>
    </style:style>
    <style:style style:name="T196" style:family="text">
      <style:text-properties fo:font-weight="normal" officeooo:rsid="00ad5940" style:font-weight-asian="normal" style:font-weight-complex="normal"/>
    </style:style>
    <style:style style:name="T197" style:family="text">
      <style:text-properties fo:font-weight="normal" officeooo:rsid="0109704a" style:font-weight-asian="normal" style:font-weight-complex="normal"/>
    </style:style>
    <style:style style:name="T198" style:family="text">
      <style:text-properties fo:font-size="16pt" fo:language="en" fo:country="US" fo:font-style="italic" fo:font-weight="bold" style:font-size-asian="14pt" style:font-style-asian="italic" style:font-weight-asian="bold" style:font-size-complex="16pt" style:font-style-complex="italic" style:font-weight-complex="bold"/>
    </style:style>
    <style:style style:name="T199" style:family="text">
      <style:text-properties fo:font-style="italic" fo:font-weight="normal" officeooo:rsid="00280682" style:font-style-asian="italic" style:font-weight-asian="normal" style:font-style-complex="italic" style:font-weight-complex="normal"/>
    </style:style>
    <style:style style:name="T200" style:family="text">
      <style:text-properties fo:font-style="italic" fo:font-weight="normal" officeooo:rsid="00c56a11" style:font-style-asian="italic" style:font-weight-asian="normal" style:font-style-complex="italic" style:font-weight-complex="normal"/>
    </style:style>
    <style:style style:name="T20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2" style:family="text">
      <style:text-properties fo:font-style="italic" officeooo:rsid="00d31be2" style:font-style-asian="italic" style:font-style-complex="italic"/>
    </style:style>
    <style:style style:name="T203" style:family="text">
      <style:text-properties fo:font-style="italic" officeooo:rsid="00d94911" style:font-style-asian="italic" style:font-style-complex="italic"/>
    </style:style>
    <style:style style:name="T204" style:family="text">
      <style:text-properties officeooo:rsid="002cb30b"/>
    </style:style>
    <style:style style:name="T205" style:family="text">
      <style:text-properties officeooo:rsid="002e1af3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officeooo:rsid="00a6db59" style:font-weight-asian="bold" style:font-weight-complex="bold"/>
    </style:style>
    <style:style style:name="T208" style:family="text">
      <style:text-properties fo:font-weight="bold" officeooo:rsid="00d60ce7" style:font-weight-asian="bold" style:font-weight-complex="bold"/>
    </style:style>
    <style:style style:name="T209" style:family="text">
      <style:text-properties fo:font-weight="bold" officeooo:rsid="00d94911" style:font-weight-asian="bold" style:font-weight-complex="bold"/>
    </style:style>
    <style:style style:name="T210" style:family="text">
      <style:text-properties fo:font-weight="bold" style:font-size-asian="14pt" style:font-weight-asian="bold" style:font-weight-complex="bold"/>
    </style:style>
    <style:style style:name="T211" style:family="text">
      <style:text-properties officeooo:rsid="005a0564"/>
    </style:style>
    <style:style style:name="T212" style:family="text">
      <style:text-properties officeooo:rsid="00730001"/>
    </style:style>
    <style:style style:name="T213" style:family="text">
      <style:text-properties officeooo:rsid="00a81d08"/>
    </style:style>
    <style:style style:name="T214" style:family="text">
      <style:text-properties fo:color="#ff0000" loext:opacity="100%" style:font-name="Times New Roman" fo:font-size="14pt" fo:language="bg" fo:country="BG" fo:font-style="normal" fo:font-weight="bold" officeooo:rsid="00a81d08" style:font-size-asian="14pt" style:font-style-asian="normal" style:font-weight-asian="bold" style:font-size-complex="14pt" style:font-style-complex="normal" style:font-weight-complex="bold"/>
    </style:style>
    <style:style style:name="T215" style:family="text">
      <style:text-properties fo:color="#ff0000" loext:opacity="100%" style:font-name="Times New Roman" fo:font-size="14pt" fo:language="bg" fo:country="BG" fo:font-style="normal" fo:font-weight="bold" officeooo:rsid="00ac1363" style:font-size-asian="14pt" style:font-style-asian="normal" style:font-weight-asian="bold" style:font-size-complex="14pt" style:font-style-complex="normal" style:font-weight-complex="bold"/>
    </style:style>
    <style:style style:name="T216" style:family="text">
      <style:text-properties fo:color="#ff0000" loext:opacity="100%" fo:font-weight="bold" officeooo:rsid="00b0e01f" style:font-weight-asian="bold" style:font-weight-complex="bold"/>
    </style:style>
    <style:style style:name="T217" style:family="text">
      <style:text-properties fo:color="#ff0000" loext:opacity="100%" fo:font-weight="bold" officeooo:rsid="00fdc942" style:font-weight-asian="bold" style:font-weight-complex="bold"/>
    </style:style>
    <style:style style:name="T218" style:family="text">
      <style:text-properties fo:color="#ff0000" loext:opacity="100%" fo:font-weight="bold" style:font-size-asian="14pt" style:font-weight-asian="bold" style:font-weight-complex="bold"/>
    </style:style>
    <style:style style:name="T219" style:family="text">
      <style:text-properties officeooo:rsid="00aab7f1"/>
    </style:style>
    <style:style style:name="T220" style:family="text">
      <style:text-properties officeooo:rsid="00b0e01f"/>
    </style:style>
    <style:style style:name="T221" style:family="text">
      <style:text-properties officeooo:rsid="00b34ebe"/>
    </style:style>
    <style:style style:name="T222" style:family="text">
      <style:text-properties officeooo:rsid="00bc91b7"/>
    </style:style>
    <style:style style:name="T223" style:family="text">
      <style:text-properties officeooo:rsid="00d0ee41"/>
    </style:style>
    <style:style style:name="T224" style:family="text">
      <style:text-properties officeooo:rsid="00d31be2"/>
    </style:style>
    <style:style style:name="T225" style:family="text">
      <style:text-properties officeooo:rsid="00d4bbdd"/>
    </style:style>
    <style:style style:name="T226" style:family="text">
      <style:text-properties officeooo:rsid="00d60ce7"/>
    </style:style>
    <style:style style:name="T227" style:family="text">
      <style:text-properties officeooo:rsid="00d94911"/>
    </style:style>
    <style:style style:name="T228" style:family="text">
      <style:text-properties officeooo:rsid="00d9ea83"/>
    </style:style>
    <style:style style:name="T229" style:family="text">
      <style:text-properties officeooo:rsid="00d9f77d"/>
    </style:style>
    <style:style style:name="T230" style:family="text">
      <style:text-properties style:font-name="Times New Roman" fo:font-size="14pt" fo:language="en" fo:country="US" fo:font-weight="bold" officeooo:rsid="00a6db59" style:font-size-asian="14pt" style:font-weight-asian="bold" style:font-size-complex="14pt" style:font-weight-complex="bold"/>
    </style:style>
    <style:style style:name="T231" style:family="text">
      <style:text-properties style:font-name="Times New Roman" fo:font-size="14pt" fo:language="en" fo:country="US" fo:font-weight="normal" officeooo:rsid="00a6db59" style:font-size-asian="14pt" style:font-weight-asian="normal" style:font-size-complex="14pt" style:font-weight-complex="normal"/>
    </style:style>
    <style:style style:name="T232" style:family="text">
      <style:text-properties style:font-name="Times New Roman" fo:font-size="14pt" fo:language="bg" fo:country="BG" fo:font-weight="normal" officeooo:rsid="00a6db59" style:font-size-asian="14pt" style:font-weight-asian="normal" style:font-size-complex="14pt" style:font-weight-complex="normal"/>
    </style:style>
    <style:style style:name="T233" style:family="text">
      <style:text-properties fo:font-size="12pt" officeooo:rsid="00e79b1f" style:font-size-asian="10.5pt" style:font-size-complex="12pt"/>
    </style:style>
    <style:style style:name="T234" style:family="text">
      <style:text-properties officeooo:rsid="00fe0970"/>
    </style:style>
    <style:style style:name="T235" style:family="text">
      <style:text-properties officeooo:rsid="00ff5963"/>
    </style:style>
    <style:style style:name="T236" style:family="text">
      <style:text-properties officeooo:rsid="00ff98e1"/>
    </style:style>
    <style:style style:name="T237" style:family="text">
      <style:text-properties officeooo:rsid="010bec9c"/>
    </style:style>
    <style:style style:name="T238" style:family="text">
      <style:text-properties officeooo:rsid="010c2c11"/>
    </style:style>
    <style:style style:name="T239" style:family="text">
      <style:text-properties officeooo:rsid="01156dcc"/>
    </style:style>
    <style:style style:name="T240" style:family="text">
      <style:text-properties officeooo:rsid="01174666"/>
    </style:style>
    <style:style style:name="T241" style:family="text">
      <style:text-properties officeooo:rsid="0125b820"/>
    </style:style>
    <style:style style:name="T242" style:family="text">
      <style:text-properties officeooo:rsid="0126b5e7"/>
    </style:style>
    <style:style style:name="T243" style:family="text">
      <style:text-properties officeooo:rsid="0127a02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Извод на типове</text:p>
      <text:p text:style-name="P9">Документация</text:p>
      <text:p text:style-name="P10">Александър Иванов</text:p>
      <text:p text:style-name="P10">3<text:span text:style-name="T1">MI0800398</text:span></text:p>
      <text:p text:style-name="P6"><text:span text:style-name="T1"/></text:p>
      <text:p text:style-name="P7"><text:span text:style-name="T1"/></text:p>
      <text:p text:style-name="P7"><text:span text:style-name="T1"/></text:p>
      <text:p text:style-name="P1"><text:span text:style-name="T6">1. </text:span>Дизайн на решението</text:p>
      <text:p text:style-name="P5"><text:tab/><text:span text:style-name="T22">Всеки ламбда израз представлява дърво от по-малки ламбда изрази. Основата на проекта е рекурсивна функция</text:span><text:span text:style-name="T79"> </text:span><text:span text:style-name="T22">над това дърво. То ще оценява типа на всеки връх(външен израз) едва след като оцени децата на този връх(вътрешните изрази). Обхождането ще се случва в </text:span><text:span text:style-name="T92">дълбочина</text:span><text:span text:style-name="T23">(Ляво-Дясно-Корен)</text:span><text:span text:style-name="T22">. </text:span><text:span text:style-name="T26">По време на обхождането ще се акумулират наредени двойки: (</text:span><text:span text:style-name="T33">име на променлива, тип на променлива</text:span><text:span text:style-name="T26">) </text:span><text:span text:style-name="T27">или (</text:span><text:span text:style-name="T34">име на тип, „тип“ на типа</text:span><text:span text:style-name="T27">)</text:span><text:span text:style-name="T26"> в структура от данни списък, който ще нарича,е таблица. (</text:span><text:span text:style-name="T33">име на променлива, тип на променлива</text:span><text:span text:style-name="T26">) </text:span><text:span text:style-name="T27">наричаме текуща оценка на тип на променлива, а (</text:span><text:span text:style-name="T34">име на тип, „тип“ на типа</text:span><text:span text:style-name="T27">) наричаме полагане.</text:span><text:span text:style-name="T26"> </text:span><text:span text:style-name="T22">Резултатът от обхождането на връх ще бъде наредена двойка &lt;</text:span><text:span text:style-name="T29">тип на израза</text:span><text:span text:style-name="T22">, </text:span><text:span text:style-name="T34">таблица</text:span><text:span text:style-name="T35"> с оценки и полагания</text:span><text:span text:style-name="T29">, </text:span><text:span text:style-name="T30">броя</text:span><text:span text:style-name="T31">т</text:span><text:span text:style-name="T30"> на създадени</text:span><text:span text:style-name="T32">те</text:span><text:span text:style-name="T30"> типове</text:span><text:span text:style-name="T22">&gt;</text:span><text:span text:style-name="T36">. Тези полагания </text:span><text:span text:style-name="T49">са нужни за </text:span><text:span text:style-name="T50">променянето на типа</text:span><text:span text:style-name="T49"> на променливи, дошли от</text:span><text:span text:style-name="T72"> </text:span><text:span text:style-name="T50">по-външни абстракции(</text:span><text:span text:style-name="T72">closure</text:span><text:span text:style-name="T50">)</text:span><text:span text:style-name="T72">.</text:span><text:span text:style-name="T80"> </text:span><text:span text:style-name="T36">Така се получава окончателния</text:span><text:span text:style-name="T50">т</text:span><text:span text:style-name="T36"> </text:span><text:span text:style-name="T42">тип </text:span><text:span text:style-name="T47">на израза(но не и на всички променливи)</text:span><text:span text:style-name="T36">. </text:span><text:span text:style-name="T37">Всяка нова променлива първо е от най-общ тип. Чрез полаганията т</text:span><text:span text:style-name="T40">ипа ѝ</text:span><text:span text:style-name="T37"> се променя </text:span><text:span text:style-name="T38">и </text:span><text:span text:style-name="T37">става все „по-конкрет</text:span><text:span text:style-name="T40">ен</text:span><text:span text:style-name="T37">“. Окончателният ѝ тип става ясен едва когато са обходени всички върхове </text:span><text:span text:style-name="T38">наследници на върха, представляващ израза абстракция, в която тази променлива е дефинирана</text:span><text:span text:style-name="T37">.</text:span></text:p>
      <text:p text:style-name="P4"><text:span text:style-name="T37"><text:tab/></text:span><text:span text:style-name="T43">Относно полаганията: има основно наблюдение: </text:span><text:span text:style-name="T67">п</text:span><text:span text:style-name="T43">ърв</text:span><text:span text:style-name="T45">ият</text:span><text:span text:style-name="T43"> „</text:span><text:span text:style-name="T45">аргумент“</text:span><text:span text:style-name="T43"> на </text:span><text:span text:style-name="T71">а</text:span><text:span text:style-name="T45">пликацията</text:span><text:span text:style-name="T70"> </text:span><text:span text:style-name="T43">е функция с аргумент от тип типа на втор</text:span><text:span text:style-name="T45">ия</text:span><text:span text:style-name="T43"> </text:span><text:span text:style-name="T45">„аргумент“ </text:span><text:span text:style-name="T67">на апликацията</text:span><text:span text:style-name="T43"> и </text:span><text:span text:style-name="T62">нов</text:span><text:span text:style-name="T43">(непознат досега) връщан тип. Друго важно наблюдение е при полагането на функ</text:span><text:span text:style-name="T46">ц</text:span><text:span text:style-name="T43">ия с функция. Тогава задачата за генериране на полагания се свежда до полагане за напасване на типовете на аргументите и полагане за напасване на типовете на връщаните резултати</text:span><text:span text:style-name="T57">(задължително в този ред)</text:span><text:span text:style-name="T43">. </text:span><text:span text:style-name="T57">Трето наблюдение е, че ако </text:span><text:span text:style-name="T58">сме в</text:span><text:span text:style-name="T57"> случая да напасваме две типов</text:span><text:span text:style-name="T63">и</text:span><text:span text:style-name="T57"> променливи при напасване на функции при абстракция, то с приоритет е типоват</text:span><text:span text:style-name="T59">а</text:span><text:span text:style-name="T57"> променлива от целевия тип </text:span><text:span text:style-name="T59">функция</text:span><text:span text:style-name="T57">(за повече яснот</text:span><text:span text:style-name="T60">а</text:span><text:span text:style-name="T57">, виж коментара в кода при функцията </text:span><text:span text:style-name="T77">getSubstitutions</text:span><text:span text:style-name="T57">). </text:span><text:span text:style-name="T64">Четвърто наблюдение: имената на променливи </text:span><text:span text:style-name="T69">И </text:span><text:span text:style-name="T64">имената на типовете на променливи служат като ключове в таблицата с оце</text:span><text:span text:style-name="T65">н</text:span><text:span text:style-name="T64">ки на типове. </text:span><text:span text:style-name="T66">Казано с други думи, таблицата с променливи и техните типове ще съдържа и полага</text:span><text:span text:style-name="T68">н</text:span><text:span text:style-name="T66">ия на типове.</text:span><text:span text:style-name="T64"> Пето</text:span><text:span text:style-name="T45"> наблюдение е, че не може да има(но е възможно да се появят) циклични </text:span><text:span text:style-name="T52">полагания </text:span><text:span text:style-name="T53">на </text:span><text:span text:style-name="T45">типове – </text:span><text:span text:style-name="T50">това са, грубо казано, типове, които се </text:span><text:span text:style-name="T51">променят с п</text:span><text:span text:style-name="T61">о</text:span><text:span text:style-name="T51">лагане, съдържащо ги</text:span><text:span text:style-name="T50">. Т</text:span><text:span text:style-name="T48">огава връщаме грешка</text:span><text:span text:style-name="T45">.</text:span></text:p>
      <text:p text:style-name="P2"><text:soft-page-break/><text:span text:style-name="T39"><text:tab/>За дефиниране на нови имена на типове на променливи ще бъде необходимо броене на създадените досега имена, откакто е започнало оценяването на целия израз.</text:span><text:span text:style-name="T40"> </text:span><text:span text:style-name="T41">Всяко ново име ще бъде във формата </text:span><text:span text:style-name="T73">x</text:span><text:span text:style-name="T76">N</text:span><text:span text:style-name="T41">, където</text:span> <text:span text:style-name="T73">N</text:span> <text:span text:style-name="T41">е броя</text:span><text:span text:style-name="T54">т</text:span><text:span text:style-name="T41"> на създадените досега имена </text:span><text:span text:style-name="T44">на типове</text:span><text:span text:style-name="T41">. </text:span><text:span text:style-name="T55">В края на оценяването на израз, номерацията в имената на типовете ще бъде </text:span><text:span text:style-name="T56">биективно с</text:span><text:span text:style-name="T55">ведена до множеството </text:span><text:span text:style-name="T74">{x</text:span><text:span text:style-name="T55">1, х2, ... , х</text:span><text:span text:style-name="T75">N</text:span><text:span text:style-name="T74">},</text:span><text:span text:style-name="T55"> където</text:span><text:span text:style-name="T74"> </text:span><text:span text:style-name="T75">N</text:span><text:span text:style-name="T74"> </text:span><text:span text:style-name="T55">е окончателния брой на различните променливи.</text:span></text:p>
      <text:p text:style-name="P3"><text:span text:style-name="T39"/></text:p>
      <text:p text:style-name="P11"><text:span text:style-name="T99">В хода на имплементацията се оказа, че </text:span><text:span text:style-name="T100">т</text:span><text:span text:style-name="T101">ози</text:span><text:span text:style-name="T100"> </text:span><text:span text:style-name="T101">дизайн</text:span><text:span text:style-name="T100"> наподобява алгоритъма на </text:span><text:span text:style-name="T3">Hindley-Milner.</text:span><text:span text:style-name="T2"><text:line-break/>“</text:span><text:span text:style-name="T100">Наподобява“, защото авторът на тази документация </text:span><text:span text:style-name="T104">НЕ</text:span><text:span text:style-name="T100"> е </text:span><text:span text:style-name="T103">напълно</text:span><text:span text:style-name="T100"> запознат с този алгоритъм.</text:span></text:p>
      <text:p text:style-name="P11"><text:span text:style-name="T100"/></text:p>
      <text:p text:style-name="P11"><text:span text:style-name="T100"/></text:p>
      <text:p text:style-name="P12"><text:span text:style-name="T103">1.</text:span><text:span text:style-name="T102">1 LambdaTerm module</text:span></text:p>
      <text:p text:style-name="P13"><text:span text:style-name="T102"><text:tab/></text:span><text:span text:style-name="T89">Представя ламбда израз </text:span><text:span text:style-name="T90">като </text:span><text:span text:style-name="T89">дърво.</text:span></text:p>
      <text:list text:style-name="L1">
        <text:list-item>
          <text:p text:style-name="P33"><text:span text:style-name="T146">Variable </text:span><text:span text:style-name="T153">name – </text:span><text:span text:style-name="T107">променлива с име </text:span><text:span text:style-name="T153">name</text:span></text:p>
        </text:list-item>
        <text:list-item>
          <text:p text:style-name="P32"><text:span text:style-name="T146">Apply </text:span><text:span text:style-name="T153">LambdaTerm LambdaTerm – </text:span><text:span text:style-name="T107">операция апликация в ламбда смятането, <text:tab/></text:span><text:span text:style-name="T109">при която</text:span><text:span text:style-name="T107"> първото поле е фунцкията, а второто – аргумента ѝ.</text:span></text:p>
        </text:list-item>
        <text:list-item>
          <text:p text:style-name="P38"><text:span text:style-name="T163">Lambda </text:span><text:span text:style-name="T161">[</text:span><text:span text:style-name="T130">аргументи</text:span><text:span text:style-name="T161">] </text:span><text:span text:style-name="T159">LambdaTerm</text:span><text:span text:style-name="T161"> – </text:span><text:span text:style-name="T134">операция абстракция, второто поле е тялото на абстракцията, </text:span><text:span text:style-name="T162">[</text:span><text:span text:style-name="T131">аргументите</text:span><text:span text:style-name="T162">] </text:span><text:span text:style-name="T135">са имена на променливи.</text:span></text:p>
        </text:list-item>
      </text:list>
      <text:p text:style-name="P28"><text:span text:style-name="T168">1.2 </text:span><text:span text:style-name="T106">TermType module</text:span></text:p>
      <text:p text:style-name="P29"><text:span text:style-name="T106"><text:tab/></text:span><text:span text:style-name="T139">Представя типа на </text:span><text:span text:style-name="T140">ламбда </text:span><text:span text:style-name="T139">израз </text:span><text:span text:style-name="T142">като дърво от типове</text:span><text:span text:style-name="T139">. </text:span><text:span text:style-name="T138">Многоместните <text:tab/>функции се представят като едн</text:span><text:span text:style-name="T143">о</text:span><text:span text:style-name="T138">аргументни фун</text:span><text:span text:style-name="T144">к</text:span><text:span text:style-name="T138">ции, връщащ</text:span><text:span text:style-name="T145">и</text:span><text:span text:style-name="T138"><text:tab/>едноаргументни функции и така докато не се изчерпат аргументите.</text:span></text:p>
      <text:list text:continue-numbering="true" text:style-name="L1">
        <text:list-item>
          <text:p text:style-name="P34"><text:span text:style-name="T158">Type</text:span><text:span text:style-name="T165">Variable</text:span><text:span text:style-name="T164"> </text:span><text:span text:style-name="T133">name</text:span><text:span text:style-name="T160"> – </text:span><text:span text:style-name="T119"><text:s/>тип </text:span><text:span text:style-name="T136">променлива, име</text:span><text:span text:style-name="T141">то</text:span><text:span text:style-name="T136"> </text:span><text:span text:style-name="T138">на типа </text:span><text:span text:style-name="T137">е </text:span><text:span text:style-name="T133">name</text:span></text:p>
        </text:list-item>
        <text:list-item>
          <text:p text:style-name="P35"><text:span text:style-name="T147">TypeFunction</text:span><text:span text:style-name="T146"> </text:span><text:span text:style-name="T153">TermType</text:span><text:span text:style-name="T170"> </text:span><text:span text:style-name="T153">TermType – </text:span><text:span text:style-name="T108">тип функция, първото поле е типа на аргумента, а второто – тип на връщания тип.</text:span></text:p>
        </text:list-item>
      </text:list>
      <text:p text:style-name="P30"><text:span text:style-name="T169">1.3 </text:span><text:span text:style-name="T171">Utils module</text:span></text:p>
      <text:p text:style-name="P22"><text:tab/><text:span text:style-name="T179">Съдържа помощни типове и функции.</text:span></text:p>
      <text:list text:style-name="L2">
        <text:list-item>
          <text:p text:style-name="P42"><text:span text:style-name="T206">data Result</text:span> – <text:span text:style-name="T189">контейнер за резултат от изпълнение на функция (стойност или <text:tab/>грешка)</text:span></text:p>
        </text:list-item>
        <text:list-item>
          <text:p text:style-name="P45"><text:span text:style-name="T14">countDigits</text:span><text:span text:style-name="T1"> – </text:span>бро<text:span text:style-name="T212">и</text:span> цифрите на число – за красиво печатане на тестовете</text:p>
        </text:list-item>
        <text:list-item>
          <text:p text:style-name="P46">псевдоними за съставни типове</text:p>
        </text:list-item>
        <text:list-item>
          <text:p text:style-name="P46">функции за обработка на грешка:</text:p>
          <text:list>
            <text:list-item>
              <text:p text:style-name="P43"><text:span text:style-name="T206">unwrap</text:span> – <text:span text:style-name="T178">при подадена грешка се връща грешката, а при подаден <text:tab/>резултат се трансформира резултатът</text:span></text:p>
            </text:list-item>
            <text:list-item>
              <text:p text:style-name="P44"><text:span text:style-name="T206">unwrapNoErr</text:span> – <text:span text:style-name="T178">като </text:span>unwrap, <text:span text:style-name="T178">но вместо грешка, връща резултат по <text:tab/>подразбиране, </text:span><text:span text:style-name="T188">подаден като аргумент</text:span></text:p>
            </text:list-item>
            <text:list-item>
              <text:p text:style-name="P36"><text:span text:style-name="T149">unwrapCustomErr</text:span><text:span text:style-name="T150"> – </text:span><text:span text:style-name="T121">като </text:span><text:span text:style-name="T150">unwrap, </text:span><text:span text:style-name="T121">но грешката се подава като аргумен</text:span><text:span text:style-name="T122">т</text:span></text:p>
            </text:list-item>
          </text:list>
        </text:list-item>
        <text:list-item>
          <text:p text:style-name="P53"><text:span text:style-name="T207">g</text:span><text:span text:style-name="T206">etAllNumbersInNames</text:span> -<text:span text:style-name="T105"> събира всички числа от имена на типове, които се <text:tab/> <text:tab/>срещат в даден тип</text:span></text:p>
        </text:list-item>
        <text:list-item>
          <text:p text:style-name="P54"><text:span text:style-name="T176">quicksort</text:span><text:span text:style-name="T105"> – </text:span><text:span text:style-name="T172">сортира числа по стратегията бързо сортиране</text:span></text:p>
        </text:list-item>
        <text:list-item>
          <text:p text:style-name="P54"><text:span text:style-name="T176">unique</text:span><text:span text:style-name="T105"> – </text:span><text:span text:style-name="T172">премахва повторения на числа в сортиран масив</text:span></text:p>
        </text:list-item>
        <text:list-item>
          <text:p text:style-name="P55"><text:soft-page-break/><text:span text:style-name="T105">enumerate –</text:span><text:span text:style-name="T177"> </text:span><text:span text:style-name="T173">индексира </text:span><text:span text:style-name="T174">списък </text:span><text:span text:style-name="T175">от </text:span><text:span text:style-name="T173">елементи от произволен тип</text:span><text:span text:style-name="T174"> </text:span></text:p>
        </text:list-item>
        <text:list-item>
          <text:p text:style-name="P56"><text:span text:style-name="T105">changeAllNames –</text:span><text:span text:style-name="T177"> </text:span><text:span text:style-name="T173">обхожда дървото на типа и сменя имената на типовете с <text:tab/>нови имена. Работи със списък – ако текущото име на тип съвпада с <text:tab/>дадена стойност в списъка, то името се заменя с </text:span><text:span text:style-name="T172">х</text:span><text:span text:style-name="T105">I</text:span><text:span text:style-name="T177">, </text:span><text:span text:style-name="T173">където </text:span><text:span text:style-name="T177">I </text:span><text:span text:style-name="T173">е индекса <text:tab/>на тази текуща стойност в списъка.</text:span></text:p>
        </text:list-item>
        <text:list-item>
          <text:p text:style-name="P57"><text:span text:style-name="T230">ChangeAllNamesFacade</text:span><text:span text:style-name="T231"> – </text:span><text:span text:style-name="T232">композиция на функции за смяна на имената на типове в дадено дърво от типове</text:span></text:p>
          <text:p text:style-name="P57"><text:span text:style-name="T232"/></text:p>
        </text:list-item>
      </text:list>
      <text:p text:style-name="P14">1.<text:span text:style-name="T213">4</text:span> Substitutions<text:span text:style-name="T1"> module</text:span></text:p>
      <text:p text:style-name="P19"><text:span text:style-name="T1"><text:tab/></text:span>Съдържа логиката за полагания и проверки при полагания.</text:p>
      <text:list text:style-name="L3">
        <text:list-item>
          <text:p text:style-name="P51"><text:span text:style-name="T4">app</text:span><text:span text:style-name="T5">ly</text:span><text:span text:style-name="T4">Subst</text:span><text:span text:style-name="T5">itutions</text:span><text:span text:style-name="T4">To</text:span><text:span text:style-name="T5">A</text:span><text:span text:style-name="T4">Type</text:span><text:span text:style-name="T180"> – прилага полагания </text:span><text:span text:style-name="T181">върху</text:span><text:span text:style-name="T180"> конкретен </text:span><text:span text:style-name="T181">тип </text:span><text:span text:style-name="T182">на <text:tab/>израз<text:tab/></text:span><text:span text:style-name="T183">(</text:span><text:span text:style-name="T184">така </text:span><text:span text:style-name="T183">променя </text:span><text:span text:style-name="T186">типа</text:span><text:span text:style-name="T183"> </text:span><text:span text:style-name="T185">чрез полагания</text:span><text:span text:style-name="T183">) </text:span><text:span text:style-name="T187">и връща новия тип</text:span><text:span text:style-name="T180">.</text:span></text:p>
        </text:list-item>
        <text:list-item>
          <text:p text:style-name="P47"><text:span text:style-name="T206">chainSubst</text:span><text:span text:style-name="T16">itutions</text:span> – прилага полаганията върху полагания, целта е да <text:s text:c="2"/><text:tab/>се свързват <text:tab/>полагания, <text:tab/>така че да няма междинни полагания, ами <text:tab/>директно едно полагане за име на променлива <text:span text:style-name="T220">или за име на тип </text:span><text:span text:style-name="T223">н</text:span><text:span text:style-name="T220">а <text:tab/>порменлива. </text:span><text:span text:style-name="T239">Само д</text:span><text:span text:style-name="T220">обавяне</text:span><text:span text:style-name="T239">то</text:span><text:span text:style-name="T220"> на новите </text:span><text:span text:style-name="T239">полагания</text:span><text:span text:style-name="T220"> в началото на <text:tab/>списъка </text:span><text:span text:style-name="T240">с оценки</text:span><text:span text:style-name="T220"> не е достатъчно: ние също трябва да приложим <text:tab/>нововъведените </text:span><text:span text:style-name="T239">полагания</text:span><text:span text:style-name="T220"> в „старите“ </text:span><text:span text:style-name="T239">оценки на типове</text:span><text:span text:style-name="T220">, или в <text:tab/>противен случай по-старите </text:span><text:span text:style-name="T239">оценки</text:span><text:span text:style-name="T220"> все още могат да се отнасят до <text:tab/>стари </text:span><text:span text:style-name="T239">типови </text:span><text:span text:style-name="T220">променливи. </text:span><text:span text:style-name="T216">Важно: Необходимостта <text:tab/>за тази функция <text:tab/>е взета </text:span><text:a xlink:type="simple" xlink:href="https://bernsteinbear.com/blog/type-inference/#:~:text=In%20order%20to%20keep%20the%20constraints%20(substitutions)%20flowing%20after%20each%20recursive%20call%20to%20infer_w%2C%20we%20need%20to%20be%20able%20to%20compose%20substitutions" text:style-name="Internet_20_link" text:visited-style-name="Visited_20_Internet_20_Link">оттук</text:a><text:span text:style-name="T216">. </text:span><text:span text:style-name="T217">Макар и моя имплементация, <text:tab/>идеята не е моя.</text:span></text:p>
        </text:list-item>
        <text:list-item>
          <text:p text:style-name="P48"><text:span text:style-name="T206">getSubs</text:span><text:span text:style-name="T17">titutions</text:span> – генерира полагания, така че да напасне типове. Проверява <text:tab/>за циклични конструк<text:span text:style-name="T211">ц</text:span>ии. Ако се сравняват функции, логиката за <text:tab/>полагания се <text:span text:style-name="T221">с</text:span>вежда до генериране на полагания за напасване на <text:tab/>типа на аргумента и типа на връщания тип. Ако <text:span text:style-name="T243">само </text:span>единият тип е <text:tab/>просто променлива, то щом генерираме полагане, <text:span text:style-name="T204">то </text:span>трябва тази <text:tab/>променлива да приеме типа на другия аргумент на всяка цена. <text:span text:style-name="T204">Ако са <text:tab/>еднакви променливите, нищо не се полага. </text:span><text:span text:style-name="T234">К</text:span><text:span text:style-name="T204">огато и left, и right са <text:tab/>TypeVariable, то </text:span><text:span text:style-name="T241">десният</text:span><text:span text:style-name="T204"> тип е „с по-голям приоритет“, </text:span><text:span text:style-name="T242">тоест</text:span><text:span text:style-name="T204"> </text:span>при <text:tab/>извикване на getSubstitutions при апликация за напасване на <text:tab/>(TypeFunction arg res) с <text:tab/>типа на левия израз трябва да се вземе предвид <text:tab/>типа на arg/<text:span text:style-name="T21">res</text:span>, а не типа от левия израз.</text:p>
        </text:list-item>
        <text:list-item>
          <text:p text:style-name="P48"><text:span text:style-name="T15">c</text:span><text:span text:style-name="T206">ontains</text:span> – проверява дали не се среща даден тип в типа на израз. <text:span text:style-name="T205">Не може да <text:tab/>дефинираме един тип, чрез друг тип, който друг тип се дефинира с <text:tab/>единия тип. </text:span><text:span text:style-name="T235">П</text:span><text:span text:style-name="T205">ример: Lambda ["x"] (Apply (Variable "x") (Variable "x")) - <text:tab/>иначе типа на х ще е нещо от сорта: т1-&gt;т1-&gt;т1-&gt;т1-&gt;т1-&gt;..</text:span></text:p>
          <text:p text:style-name="P48"/>
        </text:list-item>
      </text:list>
      <text:p text:style-name="P17">1.5 <text:span text:style-name="T1">Table Logic</text:span></text:p>
      <text:p text:style-name="P20"><text:span text:style-name="T1"><text:tab/></text:span>Съдържа функции за манипулаци<text:span text:style-name="T225">я</text:span> на <text:span text:style-name="T224">списък от наредени двойки със <text:tab/>следния вид: (</text:span><text:span text:style-name="T202">низ</text:span><text:span text:style-name="T224">, </text:span><text:span text:style-name="T202">тип на израз</text:span><text:span text:style-name="T224">)</text:span>. <text:span text:style-name="T226">Низът</text:span><text:span text:style-name="T227">(ключ)</text:span><text:span text:style-name="T226"> е име на променлива или име <text:tab/>на </text:span><text:span text:style-name="T208">тип</text:span><text:span text:style-name="T226">, </text:span><text:span text:style-name="T227">а </text:span><text:span text:style-name="T203">тип на израз</text:span><text:span text:style-name="T227">(стойност) е типа на самата променлива с това име или </text:span><text:soft-page-break/><text:span text:style-name="T227"><text:tab/>новия тип,</text:span><text:span text:style-name="T226"> </text:span><text:span text:style-name="T228">с</text:span><text:span text:style-name="T227"> който </text:span><text:span text:style-name="T236">името на </text:span><text:span text:style-name="T227">„стария“ </text:span><text:span text:style-name="T209">тип</text:span><text:span text:style-name="T227"> </text:span><text:span text:style-name="T229">(типът с име ключа)</text:span><text:span text:style-name="T227"> трябва да бъде <text:tab/>заместен.</text:span></text:p>
      <text:list text:style-name="L4">
        <text:list-item>
          <text:p text:style-name="P39"><text:span text:style-name="T166">searchTable</text:span><text:span text:style-name="T167"> <text:s/>-</text:span><text:span text:style-name="T120"> търси в </text:span><text:span text:style-name="T126">списък</text:span><text:span text:style-name="T127">а</text:span><text:span text:style-name="T120"> стойност по подаден ключ. Ако не намери <text:tab/>такъв ключ, то връща грешка</text:span><text:span text:style-name="T128"> </text:span></text:p>
        </text:list-item>
        <text:list-item>
          <text:p text:style-name="P40"><text:span text:style-name="T166">changeValues – </text:span><text:span text:style-name="T120"><text:s/>аналог на </text:span><text:span text:style-name="T167">map </text:span><text:span text:style-name="T120">функцията </text:span><text:span text:style-name="T123">над списъци</text:span><text:span text:style-name="T120">, но работеща над <text:tab/>списък от наредени двойки и прилага функция само върху втората <text:tab/>компонента.</text:span></text:p>
        </text:list-item>
        <text:list-item>
          <text:p text:style-name="P41"><text:span text:style-name="T166">InsertPair </text:span><text:span text:style-name="T167">- <text:s/></text:span><text:span text:style-name="T125">п</text:span><text:span text:style-name="T120">риема низ(ключ), тип(стойност) </text:span><text:span text:style-name="T125">и таблица</text:span><text:span text:style-name="T120">. </text:span><text:span text:style-name="T125">П</text:span><text:span text:style-name="T120">рибавя наредена <text:tab/>двойка към списък от наредени двойки, като следи за два случая. Ако <text:tab/>вече има елемент със същия ключ, то променя стойността на този <text:tab/>елемент. Ако няма елемент с подения</text:span><text:span text:style-name="T124">т ключ, </text:span><text:span text:style-name="T125">т</text:span><text:span text:style-name="T124">о добавя наредена <text:tab/>двойка с първи аргумент ключа и втори аргумент стойността.</text:span></text:p>
          <text:p text:style-name="P41"><text:span text:style-name="T124"/></text:p>
        </text:list-item>
      </text:list>
      <text:p text:style-name="P18">1.<text:span text:style-name="T219">6</text:span><text:span text:style-name="T1"> Inference module</text:span></text:p>
      <text:p text:style-name="P16"><text:span text:style-name="T1"><text:tab/></text:span><text:span text:style-name="T22">Съдържа логиката за обхождане на дървото на израза с </text:span><text:span text:style-name="T25">постфиксна </text:span><text:span text:style-name="T78">DFS <text:tab/></text:span><text:span text:style-name="T24">стратегия</text:span><text:span text:style-name="T78">.</text:span></text:p>
      <text:list text:style-name="L5">
        <text:list-item>
          <text:p text:style-name="P52"><text:span text:style-name="T91">inferT</text:span><text:span text:style-name="T83">ermType</text:span><text:span text:style-name="T91">Facade</text:span> - <text:span text:style-name="T28">фасадна функция за оценяване на тип на израз(за да <text:tab/>не се пише boilerplate code в тестовете)</text:span></text:p>
        </text:list-item>
        <text:list-item>
          <text:p text:style-name="P49">inferT<text:span text:style-name="T20">ermType</text:span> – <text:span text:style-name="T190">оценява типа на </text:span><text:span text:style-name="T193">израз</text:span><text:span text:style-name="T190">, като приема таблицата с текущите <text:tab/>видими </text:span><text:span text:style-name="T194">променливи </text:span><text:span text:style-name="T190">и техните типове, ламбда израз и брояча на <text:tab/></text:span><text:span text:style-name="T195">създадени променливи</text:span><text:span text:style-name="T190"> (за имената на нови типове)</text:span></text:p>
          <text:list>
            <text:list-item>
              <text:p text:style-name="P50"><text:span text:style-name="T190">Ако оценява </text:span><text:span text:style-name="T1">Variable</text:span><text:span text:style-name="T7"> </text:span><text:span text:style-name="T10">x</text:span><text:span text:style-name="T7"> – </text:span><text:span text:style-name="T190">връща типа на </text:span><text:span text:style-name="T7">x </text:span><text:span text:style-name="T190">в таблицата. Ако не намери <text:tab/>това име, връща грешка </text:span><text:span text:style-name="T10">Variable </text:span><text:span text:style-name="T12">x</text:span><text:span text:style-name="T10"> not found</text:span></text:p>
            </text:list-item>
            <text:list-item>
              <text:p text:style-name="P37"><text:span text:style-name="T110">Ако оценява </text:span><text:span text:style-name="T148">Apply</text:span><text:span text:style-name="T151"> </text:span><text:span text:style-name="T154">m</text:span><text:span text:style-name="T151"> </text:span><text:span text:style-name="T154">n</text:span><text:span text:style-name="T151"> – </text:span><text:span text:style-name="T110">оценява </text:span><text:span text:style-name="T154">m</text:span><text:span text:style-name="T151">, </text:span><text:span text:style-name="T110">прилага полагания, получени от <text:tab/>оценяването на</text:span><text:span text:style-name="T151"> </text:span><text:span text:style-name="T154">m</text:span><text:span text:style-name="T151">, </text:span><text:span text:style-name="T110">върху всички типове </text:span><text:span text:style-name="T114">от </text:span><text:span text:style-name="T156">n</text:span><text:span text:style-name="T110">, за които </text:span><text:span text:style-name="T114">и</text:span><text:span text:style-name="T110">ма <text:tab/>полагания. <text:tab/>После оценява </text:span><text:span text:style-name="T154">n</text:span><text:span text:style-name="T151">. </text:span><text:span text:style-name="T110">После </text:span><text:span text:style-name="T115">навързва</text:span><text:span text:style-name="T110"> полагания</text:span><text:span text:style-name="T115">та от <text:tab/>оценката на подизразите</text:span><text:span text:style-name="T152"> </text:span><text:span text:style-name="T132">m</text:span><text:span text:style-name="T157"> </text:span><text:span text:style-name="T115">и </text:span><text:span text:style-name="T157">n </text:span><text:span text:style-name="T115">и ги прилага върху тях.</text:span><text:span text:style-name="T154"> </text:span><text:span text:style-name="T115">Целта е да <text:tab/>има консистентност на типовете при оценяването</text:span><text:span text:style-name="T151">. </text:span><text:span text:style-name="T110">После генерира <text:tab/>полагания, за да напасне типа на </text:span><text:span text:style-name="T154">m</text:span><text:span text:style-name="T151"> </text:span><text:span text:style-name="T110">с </text:span><text:span text:style-name="T111">типа </text:span><text:span text:style-name="T110">функция с аргумент типа <text:tab/>на</text:span><text:span text:style-name="T151"> </text:span><text:span text:style-name="T155">n</text:span><text:span text:style-name="T151"> </text:span><text:span text:style-name="T110">и произволен(досега несрещан) връщан тип, </text:span><text:span text:style-name="T116">като типовете от <text:tab/>целевата функция са с по-голям приоритет</text:span><text:span text:style-name="T110">. Накрая прилага <text:tab/>тези полагания върху произволния връщан тип на функцията, <text:tab/></text:span><text:span text:style-name="T117">защото след последното полагане типа на резултата може да се <text:tab/>променил до някакъв тип, за който имаме полагане към друг тип</text:span><text:span text:style-name="T118">(за <text:tab/>повече яснота виж тест 14)</text:span><text:span text:style-name="T110">. </text:span><text:span text:style-name="T112">В</text:span><text:span text:style-name="T110">ръща новия тип след прилагане на <text:tab/>полаганията и навързва всички направени полагания, така че да <text:tab/>се <text:tab/>приложат после върху <text:tab/>променливите, получен</text:span><text:span text:style-name="T113">и</text:span><text:span text:style-name="T110"> от </text:span><text:span text:style-name="T151">closure. <text:line-break/><text:tab/></text:span><text:span text:style-name="T214">Важно: </text:span><text:span text:style-name="T215">Идеята </text:span><text:span text:style-name="T214">как да бъдат навързани тези полагания не е моя. <text:tab/>Кодът е директна реализация на фрагмент, взет </text:span><text:a xlink:type="simple" xlink:href="https://bernsteinbear.com/blog/type-inference/#:~:text=return%20compose(s3%2C%20compose(s2%2C%20s1))%2C%20apply_ty(r%2C%20s3)" text:style-name="Internet_20_link" text:visited-style-name="Visited_20_Internet_20_Link">оттук</text:a><text:span text:style-name="T129">.</text:span></text:p>
            </text:list-item>
            <text:list-item>
              <text:p text:style-name="P50"><text:span text:style-name="T7">Ако оценява </text:span><text:span text:style-name="T19">Lambda</text:span><text:span text:style-name="T8"> [</text:span><text:span text:style-name="T11">и</text:span><text:span text:style-name="T199">мена на променливи</text:span><text:span text:style-name="T8">] </text:span><text:span text:style-name="T200">тяло</text:span><text:span text:style-name="T8"> – </text:span><text:span text:style-name="T191">за повече от <text:tab/>един <text:tab/>аргумент, връща <text:tab/>функция с тип на аргумент първия аргумент и </text:span><text:soft-page-break/><text:span text:style-name="T191"><text:tab/>връщан тип оценката на </text:span><text:span text:style-name="T8">Lambda </text:span><text:span text:style-name="T191">без първия аргумент и със същото <text:tab/>тяло. Ако няма аргументи, връща типа на тялото. Обработката на <text:tab/>аргумент </text:span><text:span text:style-name="T196">означава </text:span><text:span text:style-name="T191">разширява</text:span><text:span text:style-name="T196">не на </text:span><text:span text:style-name="T191">таблицата с променливи или <text:tab/>заменя типа на променливата, ако променлива с даденото име вече <text:tab/>се среща</text:span><text:span text:style-name="T197">(</text:span><text:span text:style-name="T9">variable shadowing</text:span><text:span text:style-name="T197">)</text:span><text:span text:style-name="T191">. Това не загубва стария тип на <text:tab/>променливата, </text:span><text:span text:style-name="T192">защото ако има такъв, то той се пази в старата <text:tab/>инстанция на таблицата</text:span><text:span text:style-name="T9">(</text:span><text:span text:style-name="T197">не се мутира таблицата, а се генерира <text:tab/>нова</text:span><text:span text:style-name="T9">)</text:span><text:span text:style-name="T192">.</text:span></text:p>
            </text:list-item>
          </text:list>
        </text:list-item>
      </text:list>
      <text:p text:style-name="P15">1.<text:span text:style-name="T219">7</text:span> <text:span text:style-name="T1">Main module</text:span></text:p>
      <text:p text:style-name="P21"><text:span text:style-name="T1"><text:tab/></text:span>Съдържа тестове и началото на програмата. <text:span text:style-name="T210">Тук се пишат изрази, с които <text:tab/>потребителят иска да </text:span><text:span text:style-name="T218">тества програмата</text:span><text:span text:style-name="T210">, като слага </text:span><text:span text:style-name="T18">нов </text:span><text:span text:style-name="T210">ламбда израз </text:span><text:span text:style-name="T18">в</text:span><text:span text:style-name="T210"> <text:tab/></text:span><text:span text:style-name="T13">testCases</text:span><text:span text:style-name="T18">.</text:span></text:p>
      <text:p text:style-name="P21"><text:span text:style-name="T198"/></text:p>
      <text:p text:style-name="P26"><text:span text:style-name="T201">2. </text:span><text:span text:style-name="T206">Стартиране на проекта</text:span></text:p>
      <text:p text:style-name="P27"><text:span text:style-name="T206"><text:tab/></text:span><text:span text:style-name="T233">С</text:span><text:span text:style-name="T92">тартира </text:span><text:span text:style-name="T94">се </text:span><text:span text:style-name="T95">през терминала </text:span><text:span text:style-name="T84">с</text:span><text:span text:style-name="T95"> команден ред: <text:line-break/><text:tab/></text:span><text:span text:style-name="T98">runghc "</text:span><text:span text:style-name="T86">{</text:span><text:span text:style-name="T98">път_до_проекта</text:span><text:span text:style-name="T86">}</text:span><text:span text:style-name="T98">\Main.hs"</text:span><text:span text:style-name="T95">.</text:span><text:span text:style-name="T92"> Така ще бъдат визуализирани ламбда <text:tab/>изразите </text:span><text:span text:style-name="T93">и техните </text:span><text:span text:style-name="T92">типове в реда им на съществуване в списъка </text:span><text:span text:style-name="T82">testCases</text:span><text:span text:style-name="T81">. <text:tab/></text:span><text:span text:style-name="T96">Може да бъде стартиран и с интерпретатора </text:span><text:span text:style-name="T85">ghci </text:span><text:span text:style-name="T96">чрез зареждане на </text:span><text:span text:style-name="T87">Main.hs </text:span><text:span text:style-name="T88"><text:tab/></text:span><text:span text:style-name="T97">и извикването на </text:span><text:span text:style-name="T88">main </text:span><text:span text:style-name="T97">функцията</text:span><text:span text:style-name="T85">.</text:span></text:p>
      <text:p text:style-name="P27"><text:span text:style-name="T81"/></text:p>
      <text:p text:style-name="P31"><text:span text:style-name="T222">3</text:span>. Използвани източници</text:p>
      <text:p text:style-name="P23"><text:a xlink:type="simple" xlink:href="https://bernsteinbear.com/blog/type-inference/" text:style-name="Internet_20_link" text:visited-style-name="Visited_20_Internet_20_Link">Damas-Hindley-Milner inference two ways | Max Bernstein</text:a> </text:p>
      <text:p text:style-name="P23"><text:a xlink:type="simple" xlink:href="https://proglang.informatik.uni-freiburg.de/teaching/compilerbau/2012ws/17-simply-typed.pdf" text:style-name="Internet_20_link" text:visited-style-name="Visited_20_Internet_20_Link">Type Inference - For the Simply-Typed Lambda Calculus</text:a> </text:p>
      <text:p text:style-name="P23"><text:a xlink:type="simple" xlink:href="https://medium.com/@aleksandrasays/type-inference-under-the-hood-f0ebbeb005a3" text:style-name="Internet_20_link" text:visited-style-name="Visited_20_Internet_20_Link">Type inference under the hood.</text:a></text:p>
      <text:p text:style-name="P24">Асистент по ФП – Андрей Дренски – <text:span text:style-name="T238">с</text:span><text:span text:style-name="T237"> въпроси </text:span><text:span text:style-name="T238">по проекта</text:span></text:p>
      <text:p text:style-name="P25">Колега - Виктор Пъжев – тест 1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8T20:25:11.452000000</meta:creation-date>
    <dc:date>2025-01-17T18:59:21.361000000</dc:date>
    <meta:editing-duration>PT11H43M35S</meta:editing-duration>
    <meta:editing-cycles>237</meta:editing-cycles>
    <meta:generator>LibreOffice/24.2.5.2$Windows_X86_64 LibreOffice_project/bffef4ea93e59bebbeaf7f431bb02b1a39ee8a59</meta:generator>
    <meta:document-statistic meta:table-count="0" meta:image-count="0" meta:object-count="0" meta:page-count="5" meta:paragraph-count="64" meta:word-count="1636" meta:character-count="10366" meta:non-whitespace-character-count="8680"/>
  </office:meta>
</office:document-meta>
</file>